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svg:font-family="'DejaVu LGC San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l" fo:country="GR" fo:font-weight="bold" style:font-weight-asian="bold" style:font-weight-complex="bold"/>
    </style:style>
    <style:style style:name="P2" style:family="paragraph" style:parent-style-name="Standard">
      <style:text-properties fo:language="el" fo:country="GR" fo:font-style="italic" style:font-style-asian="italic"/>
    </style:style>
    <style:style style:name="P3" style:family="paragraph" style:parent-style-name="Standard">
      <style:paragraph-properties fo:text-align="justify" style:justify-single-word="false"/>
      <style:text-properties fo:language="el" fo:country="GR" fo:font-style="italic" style:font-style-asian="italic" style:font-style-complex="italic"/>
    </style:style>
    <style:style style:name="P4" style:family="paragraph" style:parent-style-name="Standard">
      <style:paragraph-properties fo:text-align="justify" style:justify-single-word="false"/>
      <style:text-properties fo:language="el" fo:country="GR"/>
    </style:style>
    <style:style style:name="P5" style:family="paragraph" style:parent-style-name="Standard">
      <style:paragraph-properties fo:text-align="start" style:justify-single-word="false"/>
      <style:text-properties fo:language="el" fo:country="GR"/>
    </style:style>
    <style:style style:name="P6" style:family="paragraph" style:parent-style-name="Standard">
      <style:paragraph-properties fo:text-align="start" style:justify-single-word="false"/>
      <style:text-properties fo:language="el" fo:country="GR" officeooo:paragraph-rsid="001face0"/>
    </style:style>
    <style:style style:name="P7" style:family="paragraph" style:parent-style-name="Standard">
      <style:paragraph-properties fo:text-align="start" style:justify-single-word="false"/>
      <style:text-properties fo:language="el" fo:country="GR" officeooo:paragraph-rsid="0027765c"/>
    </style:style>
    <style:style style:name="P8" style:family="paragraph" style:parent-style-name="Standard">
      <style:paragraph-properties fo:text-align="end" style:justify-single-word="false"/>
      <style:text-properties fo:language="en" fo:country="US"/>
    </style:style>
    <style:style style:name="P9" style:family="paragraph" style:parent-style-name="Standard">
      <style:text-properties fo:font-size="16pt" fo:language="el" fo:country="GR" style:text-underline-style="none" fo:font-weight="bold" style:font-size-asian="16pt"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fo:font-style="normal" officeooo:rsid="002335ac" officeooo:paragraph-rsid="0025af5b" style:font-style-asian="normal" style:font-style-complex="normal"/>
    </style:style>
    <style:style style:name="P14" style:family="paragraph" style:parent-style-name="Standard">
      <style:paragraph-properties fo:margin-left="0.5in" fo:margin-right="0in" fo:text-align="justify" style:justify-single-word="false" fo:text-indent="0in" style:auto-text-indent="false"/>
      <style:text-properties fo:font-style="normal" fo:font-weight="bold" officeooo:rsid="002335ac" officeooo:paragraph-rsid="002335ac" style:font-style-asian="normal" style:font-weight-asian="bold" style:font-style-complex="normal" style:font-weight-complex="bold"/>
    </style:style>
    <style:style style:name="P15" style:family="paragraph" style:parent-style-name="Standard">
      <style:paragraph-properties fo:margin-left="0.5in" fo:margin-right="0in" fo:text-align="justify" style:justify-single-word="false" fo:text-indent="0in" style:auto-text-indent="false"/>
      <style:text-properties fo:font-style="normal" fo:font-weight="bold" officeooo:rsid="002335ac" officeooo:paragraph-rsid="0025af5b" style:font-style-asian="normal" style:font-weight-asian="bold" style:font-style-complex="normal" style:font-weight-complex="bold"/>
    </style:style>
    <style:style style:name="P1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font-weight="bold" officeooo:rsid="001f25d1" officeooo:paragraph-rsid="001f25d1" style:font-weight-asian="bold" style:font-weight-complex="bold" fo:hyphenate="false" fo:hyphenation-remain-char-count="2" fo:hyphenation-push-char-count="2"/>
    </style:style>
    <style:style style:name="P17"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5in"/>
        </style:tab-stops>
      </style:paragraph-properties>
      <style:text-properties fo:language="el" fo:country="GR" fo:font-weight="bold" officeooo:rsid="0020356a" officeooo:paragraph-rsid="0020356a" style:font-weight-asian="bold" style:font-weight-complex="bold" fo:hyphenate="false" fo:hyphenation-remain-char-count="2" fo:hyphenation-push-char-count="2"/>
    </style:style>
    <style:style style:name="P18" style:family="paragraph" style:parent-style-name="Text_20_body">
      <style:paragraph-properties fo:margin-left="0.5in" fo:margin-right="0in" fo:text-indent="0in" style:auto-text-indent="false"/>
    </style:style>
    <style:style style:name="P19" style:family="paragraph" style:parent-style-name="Text_20_body">
      <style:paragraph-properties fo:margin-left="0.5in" fo:margin-right="0in" fo:text-indent="0in" style:auto-text-indent="false"/>
      <style:text-properties fo:font-style="normal" style:text-underline-style="none" style:font-style-asian="normal" style:font-style-complex="normal"/>
    </style:style>
    <style:style style:name="P20" style:family="paragraph" style:parent-style-name="Text_20_body">
      <style:paragraph-properties fo:margin-left="0.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21" style:family="paragraph" style:parent-style-name="Text_20_body">
      <style:paragraph-properties fo:margin-left="0.5in" fo:margin-right="0in" fo:text-indent="0in" style:auto-text-indent="false"/>
      <style:text-properties fo:font-style="normal" style:text-underline-style="none" fo:font-weight="bold" officeooo:rsid="00167124" officeooo:paragraph-rsid="00180052" style:font-style-asian="normal" style:font-weight-asian="bold" style:font-style-complex="normal" style:font-weight-complex="bold"/>
    </style:style>
    <style:style style:name="P22" style:family="paragraph" style:parent-style-name="Text_20_body">
      <style:paragraph-properties fo:margin-left="0.5in" fo:margin-right="0in" fo:text-indent="0in" style:auto-text-indent="false"/>
      <style:text-properties officeooo:paragraph-rsid="00182ff5"/>
    </style:style>
    <style:style style:name="P23" style:family="paragraph" style:parent-style-name="Text_20_body">
      <style:paragraph-properties fo:margin-left="0.5in" fo:margin-right="0in" fo:text-indent="0in" style:auto-text-indent="false"/>
      <style:text-properties fo:font-weight="bold" officeooo:paragraph-rsid="00182ff5" style:font-weight-asian="bold" style:font-weight-complex="bold"/>
    </style:style>
    <style:style style:name="P24" style:family="paragraph" style:parent-style-name="Text_20_body">
      <style:paragraph-properties fo:margin-left="0.5in" fo:margin-right="0in" fo:text-indent="0in" style:auto-text-indent="false" fo:padding-left="0in" fo:padding-right="0in" fo:padding-top="0in" fo:padding-bottom="0.0291in" fo:border-left="none" fo:border-right="none" fo:border-top="none" fo:border-bottom="0.06pt solid #000000" style:join-border="false"/>
      <style:text-properties fo:font-style="normal" style:text-underline-style="none" style:font-style-asian="normal" style:font-style-complex="normal"/>
    </style:style>
    <style:style style:name="P25" style:family="paragraph" style:parent-style-name="Standard">
      <style:paragraph-properties fo:margin-left="0in" fo:margin-right="0in" fo:text-indent="0.5in" style:auto-text-indent="false"/>
      <style:text-properties fo:language="en" fo:country="US"/>
    </style:style>
    <style:style style:name="P26" style:family="paragraph" style:parent-style-name="Standard">
      <style:paragraph-properties fo:margin-left="0in" fo:margin-right="0in" fo:text-align="justify" style:justify-single-word="false" fo:text-indent="0.5in" style:auto-text-indent="false"/>
    </style:style>
    <style:style style:name="P27" style:family="paragraph" style:parent-style-name="Standard" style:master-page-name="">
      <loext:graphic-properties draw:fill="none"/>
      <style:paragraph-properties fo:margin-left="0in" fo:margin-right="0in" fo:text-align="justify" style:justify-single-word="false" fo:orphans="2" fo:widows="2" fo:hyphenation-ladder-count="no-limit" fo:text-indent="0.5in" style:auto-text-indent="false" style:page-number="auto" fo:background-color="transparent" style:writing-mode="lr-tb"/>
      <style:text-properties fo:language="el" fo:country="GR" fo:hyphenate="false" fo:hyphenation-remain-char-count="2" fo:hyphenation-push-char-count="2"/>
    </style:style>
    <style:style style:name="P28" style:family="paragraph" style:parent-style-name="Standard" style:master-page-name="">
      <loext:graphic-properties draw:fill="none"/>
      <style:paragraph-properties fo:margin-left="0in" fo:margin-right="0in" fo:text-align="start" style:justify-single-word="false" fo:orphans="2" fo:widows="2" fo:hyphenation-ladder-count="no-limit" fo:text-indent="0.5in" style:auto-text-indent="false" style:page-number="auto" fo:background-color="transparent" style:writing-mode="lr-tb"/>
      <style:text-properties fo:language="el" fo:country="GR" fo:hyphenate="false" fo:hyphenation-remain-char-count="2" fo:hyphenation-push-char-count="2"/>
    </style:style>
    <style:style style:name="P29" style:family="paragraph" style:parent-style-name="Standard">
      <loext:graphic-properties draw:fill="none"/>
      <style:paragraph-properties fo:margin-left="0in" fo:margin-right="0in" fo:text-align="justify" style:justify-single-word="false" fo:orphans="2" fo:widows="2" fo:hyphenation-ladder-count="no-limit" fo:text-indent="0.5in" style:auto-text-indent="false" fo:background-color="transparent" style:writing-mode="lr-tb"/>
      <style:text-properties fo:language="el" fo:country="GR" fo:hyphenate="false" fo:hyphenation-remain-char-count="2" fo:hyphenation-push-char-count="2"/>
    </style:style>
    <style:style style:name="P30" style:family="paragraph" style:parent-style-name="Standard">
      <loext:graphic-properties draw:fill="none"/>
      <style:paragraph-properties fo:margin-left="0in" fo:margin-right="0in" fo:text-align="justify" style:justify-single-word="false" fo:orphans="2" fo:widows="2" fo:hyphenation-ladder-count="no-limit" fo:text-indent="0.5in" style:auto-text-indent="false" fo:background-color="transparent" style:writing-mode="lr-tb">
        <style:tab-stops>
          <style:tab-stop style:position="0.5in"/>
        </style:tab-stops>
      </style:paragraph-properties>
      <style:text-properties fo:language="el" fo:country="GR" officeooo:rsid="0020356a" officeooo:paragraph-rsid="0020356a" fo:hyphenate="false" fo:hyphenation-remain-char-count="2" fo:hyphenation-push-char-count="2"/>
    </style:style>
    <style:style style:name="P31" style:family="paragraph" style:parent-style-name="Standard">
      <loext:graphic-properties draw:fill="none"/>
      <style:paragraph-properties fo:margin-left="0in" fo:margin-right="0in" fo:text-align="justify" style:justify-single-word="false" fo:orphans="2" fo:widows="2" fo:hyphenation-ladder-count="no-limit" fo:text-indent="0.5618in" style:auto-text-indent="false" fo:background-color="transparent" style:writing-mode="lr-tb"/>
      <style:text-properties fo:language="el" fo:country="GR" fo:hyphenate="false" fo:hyphenation-remain-char-count="2" fo:hyphenation-push-char-count="2"/>
    </style:style>
    <style:style style:name="P32" style:family="paragraph" style:parent-style-name="Text_20_body">
      <style:text-properties officeooo:paragraph-rsid="001ab2f1"/>
    </style:style>
    <style:style style:name="P33" style:family="paragraph" style:parent-style-name="Text_20_body">
      <style:text-properties fo:font-weight="bold" officeooo:paragraph-rsid="001ab2f1" style:font-weight-asian="bold" style:font-weight-complex="bold"/>
    </style:style>
    <style:style style:name="P34" style:family="paragraph" style:parent-style-name="Text_20_body">
      <style:paragraph-properties fo:margin-left="0.25in" fo:margin-right="0in" fo:text-indent="0in" style:auto-text-indent="false"/>
      <style:text-properties fo:language="en" fo:country="GB"/>
    </style:style>
    <style:style style:name="P35" style:family="paragraph" style:parent-style-name="List_20_Paragraph">
      <style:text-properties fo:language="en" fo:country="US" fo:font-style="italic" style:font-style-asian="italic"/>
    </style:style>
    <style:style style:name="P36" style:family="paragraph" style:parent-style-name="Standard" style:master-page-name="Standard">
      <style:paragraph-properties style:page-number="auto"/>
    </style:style>
    <style:style style:name="P37" style:family="paragraph" style:parent-style-name="Standard">
      <style:paragraph-properties fo:text-align="end" style:justify-single-word="false"/>
      <style:text-properties fo:language="en" fo:country="US"/>
    </style:style>
    <style:style style:name="P38" style:family="paragraph" style:parent-style-name="Standard">
      <style:paragraph-properties fo:text-align="justify" style:justify-single-word="false"/>
    </style:style>
    <style:style style:name="P39" style:family="paragraph" style:parent-style-name="Standard" style:list-style-name="WW8Num14">
      <style:paragraph-properties fo:text-align="justify" style:justify-single-word="false"/>
    </style:style>
    <style:style style:name="P40" style:family="paragraph" style:parent-style-name="Standard">
      <style:paragraph-properties fo:text-align="justify" style:justify-single-word="false"/>
      <style:text-properties fo:language="el" fo:country="GR"/>
    </style:style>
    <style:style style:name="P41" style:family="paragraph" style:parent-style-name="Standard" style:master-page-name="">
      <loext:graphic-properties draw:fill="none"/>
      <style:paragraph-properties fo:margin-left="0in" fo:margin-right="0in" fo:text-align="justify" style:justify-single-word="false" fo:orphans="2" fo:widows="2" fo:hyphenation-ladder-count="no-limit" fo:text-indent="0.5in" style:auto-text-indent="false" style:page-number="auto" fo:background-color="transparent" style:writing-mode="lr-tb"/>
      <style:text-properties fo:language="el" fo:country="GR" fo:hyphenate="false" fo:hyphenation-remain-char-count="2" fo:hyphenation-push-char-count="2"/>
    </style:style>
    <style:style style:name="P42" style:family="paragraph" style:parent-style-name="Standard" style:master-page-name="">
      <loext:graphic-properties draw:fill="none"/>
      <style:paragraph-properties fo:margin-left="0in" fo:margin-right="0in" fo:text-align="justify" style:justify-single-word="false" fo:orphans="2" fo:widows="2" fo:hyphenation-ladder-count="no-limit" fo:text-indent="0.5in" style:auto-text-indent="false" style:page-number="auto" fo:background-color="transparent" style:writing-mode="lr-tb"/>
      <style:text-properties officeooo:rsid="00282e60" officeooo:paragraph-rsid="00282e60" fo:hyphenate="false" fo:hyphenation-remain-char-count="2" fo:hyphenation-push-char-count="2"/>
    </style:style>
    <style:style style:name="P43" style:family="paragraph" style:parent-style-name="Standard">
      <loext:graphic-properties draw:fill="none"/>
      <style:paragraph-properties fo:margin-left="0in" fo:margin-right="0in" fo:text-align="justify" style:justify-single-word="false" fo:orphans="2" fo:widows="2" fo:hyphenation-ladder-count="no-limit" fo:text-indent="0.5in" style:auto-text-indent="false" fo:background-color="transparent" style:writing-mode="lr-tb"/>
      <style:text-properties fo:language="el" fo:country="GR" fo:hyphenate="false" fo:hyphenation-remain-char-count="2" fo:hyphenation-push-char-count="2"/>
    </style:style>
    <style:style style:name="P44" style:family="paragraph" style:parent-style-name="Standard">
      <loext:graphic-properties draw:fill="none"/>
      <style:paragraph-properties fo:margin-left="0in" fo:margin-right="0in" fo:text-align="justify" style:justify-single-word="false" fo:orphans="2" fo:widows="2" fo:hyphenation-ladder-count="no-limit" fo:text-indent="0.5in" style:auto-text-indent="false" fo:background-color="transparent" style:writing-mode="lr-tb"/>
      <style:text-properties fo:language="el" fo:country="GR" fo:font-weight="bold" officeooo:rsid="001e28d9" officeooo:paragraph-rsid="001e28d9" style:font-weight-asian="bold" style:font-weight-complex="bold" fo:hyphenate="false" fo:hyphenation-remain-char-count="2" fo:hyphenation-push-char-count="2"/>
    </style:style>
    <style:style style:name="P45" style:family="paragraph" style:parent-style-name="Standard">
      <loext:graphic-properties draw:fill="none"/>
      <style:paragraph-properties fo:margin-left="0in" fo:margin-right="0in" fo:text-align="justify" style:justify-single-word="false" fo:orphans="2" fo:widows="2" fo:hyphenation-ladder-count="no-limit" fo:text-indent="0.5in" style:auto-text-indent="false" fo:background-color="transparent" style:writing-mode="lr-tb"/>
      <style:text-properties officeooo:rsid="00282e60" officeooo:paragraph-rsid="00282e60" fo:hyphenate="false" fo:hyphenation-remain-char-count="2" fo:hyphenation-push-char-count="2"/>
    </style:style>
    <style:style style:name="P46" style:family="paragraph" style:parent-style-name="Standard">
      <loext:graphic-properties draw:fill="none"/>
      <style:paragraph-properties fo:margin-left="0in" fo:margin-right="0in" fo:text-align="justify" style:justify-single-word="false" fo:orphans="2" fo:widows="2" fo:hyphenation-ladder-count="no-limit" fo:text-indent="0.5in" style:auto-text-indent="false" fo:background-color="transparent" fo:padding-left="0in" fo:padding-right="0in" fo:padding-top="0in" fo:padding-bottom="0.0291in" fo:border-left="none" fo:border-right="none" fo:border-top="none" fo:border-bottom="0.06pt solid #000000" style:writing-mode="lr-tb" style:join-border="false"/>
      <style:text-properties fo:language="el" fo:country="GR" fo:hyphenate="false" fo:hyphenation-remain-char-count="2" fo:hyphenation-push-char-count="2"/>
    </style:style>
    <style:style style:name="P47" style:family="paragraph" style:parent-style-name="Standard" style:list-style-name="L2" style:master-page-name="">
      <loext:graphic-properties draw:fill="none"/>
      <style:paragraph-properties fo:margin-left="0.5in" fo:margin-right="0in" fo:text-align="justify" style:justify-single-word="false" fo:orphans="2" fo:widows="2" fo:hyphenation-ladder-count="no-limit" fo:text-indent="0.3118in" style:auto-text-indent="false" style:page-number="auto" fo:background-color="transparent" style:writing-mode="lr-tb"/>
      <style:text-properties fo:language="el" fo:country="GR" fo:font-weight="bold" officeooo:rsid="001e28d9" officeooo:paragraph-rsid="001e28d9" style:font-weight-asian="bold" style:font-weight-complex="bold" fo:hyphenate="false" fo:hyphenation-remain-char-count="2" fo:hyphenation-push-char-count="2"/>
    </style:style>
    <style:style style:name="P48" style:family="paragraph" style:parent-style-name="Standard" style:list-style-name="L2">
      <loext:graphic-properties draw:fill="none"/>
      <style:paragraph-properties fo:margin-left="0.5in" fo:margin-right="0in" fo:text-align="justify" style:justify-single-word="false" fo:orphans="2" fo:widows="2" fo:hyphenation-ladder-count="no-limit" fo:text-indent="0.3118in" style:auto-text-indent="false" fo:background-color="transparent" style:writing-mode="lr-tb"/>
      <style:text-properties fo:language="el" fo:country="GR" fo:font-weight="bold" officeooo:rsid="001e28d9" officeooo:paragraph-rsid="001e28d9" style:font-weight-asian="bold" style:font-weight-complex="bold" fo:hyphenate="false" fo:hyphenation-remain-char-count="2" fo:hyphenation-push-char-count="2"/>
    </style:style>
    <style:style style:name="P4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l" fo:country="GR" fo:font-weight="bold" officeooo:rsid="001f407e" officeooo:paragraph-rsid="001f407e" style:font-weight-asian="bold" style:font-weight-complex="bold" fo:hyphenate="false" fo:hyphenation-remain-char-count="2" fo:hyphenation-push-char-count="2"/>
    </style:style>
    <style:style style:name="P50" style:family="paragraph" style:parent-style-name="Standard">
      <style:paragraph-properties fo:margin-left="0.5in" fo:margin-right="0in" fo:text-align="justify" style:justify-single-word="false" fo:text-indent="0in" style:auto-text-indent="false"/>
      <style:text-properties fo:language="el" fo:country="GR" fo:font-style="italic" style:font-style-asian="italic"/>
    </style:style>
    <style:style style:name="P51" style:family="paragraph" style:parent-style-name="Standard">
      <style:paragraph-properties fo:margin-left="0.5in" fo:margin-right="0in" fo:text-align="justify" style:justify-single-word="false" fo:text-indent="0in" style:auto-text-indent="false"/>
      <style:text-properties fo:language="el" fo:country="GR" fo:font-style="normal" fo:font-weight="bold" officeooo:rsid="00244e99" officeooo:paragraph-rsid="002335ac" style:font-style-asian="normal" style:font-weight-asian="bold" style:font-style-complex="normal" style:font-weight-complex="bold"/>
    </style:style>
    <style:style style:name="P5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officeooo:rsid="0028c230" officeooo:paragraph-rsid="0028c230" fo:hyphenate="false" fo:hyphenation-remain-char-count="2" fo:hyphenation-push-char-count="2"/>
    </style:style>
    <style:style style:name="P53" style:family="paragraph" style:parent-style-name="Standard">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8c230" officeooo:paragraph-rsid="0028c230" fo:hyphenate="false" fo:hyphenation-remain-char-count="2" fo:hyphenation-push-char-count="2"/>
    </style:style>
    <style:style style:name="P54" style:family="paragraph" style:parent-style-name="Text_20_body">
      <style:text-properties fo:language="el" fo:country="GR"/>
    </style:style>
    <style:style style:name="P55" style:family="paragraph" style:parent-style-name="Text_20_body" style:list-style-name="WW8Num16"/>
    <style:style style:name="P56" style:family="paragraph" style:parent-style-name="Text_20_body" style:list-style-name="WW8Num16">
      <style:paragraph-properties fo:text-align="start" style:justify-single-word="false"/>
    </style:style>
    <style:style style:name="P57" style:family="paragraph" style:parent-style-name="Text_20_body" style:list-style-name="WW8Num14"/>
    <style:style style:name="P58" style:family="paragraph" style:parent-style-name="Text_20_body" style:list-style-name="WW8Num14">
      <style:text-properties officeooo:paragraph-rsid="001a3708"/>
    </style:style>
    <style:style style:name="P59" style:family="paragraph" style:parent-style-name="Text_20_body" style:list-style-name="WW8Num14">
      <style:paragraph-properties>
        <style:tab-stops>
          <style:tab-stop style:position="0.4925in"/>
        </style:tab-stops>
      </style:paragraph-properties>
    </style:style>
    <style:style style:name="P60" style:family="paragraph" style:parent-style-name="Text_20_body" style:list-style-name="L1">
      <style:text-properties officeooo:paragraph-rsid="00182ff5"/>
    </style:style>
    <style:style style:name="P61" style:family="paragraph" style:parent-style-name="Text_20_body" style:list-style-name="L1">
      <style:text-properties fo:font-style="normal" style:text-underline-style="none" fo:font-weight="bold" officeooo:rsid="00182ff5" officeooo:paragraph-rsid="00182ff5" style:font-style-asian="normal" style:font-weight-asian="bold" style:font-style-complex="normal" style:font-weight-complex="bold"/>
    </style:style>
    <style:style style:name="P62" style:family="paragraph" style:parent-style-name="Text_20_body">
      <style:text-properties fo:font-style="normal" style:font-style-asian="normal"/>
    </style:style>
    <style:style style:name="P63" style:family="paragraph" style:parent-style-name="Text_20_body" style:list-style-name="WW8Num14">
      <style:text-properties fo:font-style="normal" officeooo:paragraph-rsid="001a3708" style:font-style-asian="normal"/>
    </style:style>
    <style:style style:name="P64" style:family="paragraph" style:parent-style-name="Text_20_body" style:list-style-name="WW8Num14">
      <style:text-properties fo:language="en" fo:country="US" fo:font-style="normal" officeooo:paragraph-rsid="001a3708" style:font-style-asian="normal"/>
    </style:style>
    <style:style style:name="P65" style:family="paragraph" style:parent-style-name="Text_20_body">
      <style:paragraph-properties fo:margin-left="0.5in" fo:margin-right="0in" fo:text-indent="0in" style:auto-text-indent="false"/>
      <style:text-properties fo:font-style="normal" style:text-underline-style="solid" style:text-underline-width="auto" style:text-underline-color="font-color" style:font-style-asian="normal"/>
    </style:style>
    <style:style style:name="P66" style:family="paragraph" style:parent-style-name="Text_20_body">
      <style:paragraph-properties fo:margin-left="0.5in" fo:margin-right="0in" fo:text-indent="0in" style:auto-text-indent="false"/>
      <style:text-properties fo:font-style="normal" officeooo:paragraph-rsid="00182ff5" style:font-style-asian="normal"/>
    </style:style>
    <style:style style:name="P67" style:family="paragraph" style:parent-style-name="Heading_20_1">
      <style:paragraph-properties fo:margin-top="0in" fo:margin-bottom="0in" loext:contextual-spacing="false" fo:line-height="100%" fo:text-align="center" style:justify-single-word="false">
        <style:tab-stops>
          <style:tab-stop style:position="0in"/>
        </style:tab-stops>
      </style:paragraph-properties>
      <style:text-properties fo:font-size="16pt" style:text-underline-style="none" fo:font-weight="bold" style:font-size-asian="16pt" style:font-weight-asian="bold" style:font-weight-complex="bold"/>
    </style:style>
    <style:style style:name="P68" style:family="paragraph" style:parent-style-name="Heading_20_1">
      <style:paragraph-properties fo:margin-top="0in" fo:margin-bottom="0in" loext:contextual-spacing="false" fo:line-height="100%" fo:text-align="center" style:justify-single-word="false">
        <style:tab-stops>
          <style:tab-stop style:position="0in"/>
        </style:tab-stops>
      </style:paragraph-properties>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style="normal" style:font-style-asian="normal"/>
    </style:style>
    <style:style style:name="T4" style:family="text">
      <style:text-properties fo:language="en" fo:country="US" fo:font-style="normal" style:text-underline-style="solid" style:text-underline-width="auto" style:text-underline-color="font-color" style:font-style-asian="normal"/>
    </style:style>
    <style:style style:name="T5" style:family="text">
      <style:text-properties fo:language="en" fo:country="US" fo:font-style="normal" fo:font-weight="normal" style:font-style-asian="normal" style:font-weight-asian="normal" style:font-weight-complex="normal"/>
    </style:style>
    <style:style style:name="T6" style:family="text">
      <style:text-properties fo:language="en" fo:country="US" fo:font-style="italic" style:font-style-asian="italic"/>
    </style:style>
    <style:style style:name="T7" style:family="text">
      <style:text-properties fo:language="en" fo:country="US" fo:font-style="italic" fo:font-weight="bold" style:font-style-asian="italic" style:font-weight-asian="bold" style:font-weight-complex="bold"/>
    </style:style>
    <style:style style:name="T8" style:family="text">
      <style:text-properties fo:language="el" fo:country="GR"/>
    </style:style>
    <style:style style:name="T9" style:family="text">
      <style:text-properties fo:language="el" fo:country="GR" fo:font-style="italic" style:font-style-asian="italic"/>
    </style:style>
    <style:style style:name="T10" style:family="text">
      <style:text-properties fo:language="el" fo:country="GR" fo:font-style="italic" officeooo:rsid="0025d1ca" style:font-style-asian="italic"/>
    </style:style>
    <style:style style:name="T11" style:family="text">
      <style:text-properties fo:language="el" fo:country="GR" fo:font-style="italic" fo:font-weight="bold" style:font-style-asian="italic" style:font-weight-asian="bold" style:font-weight-complex="bold"/>
    </style:style>
    <style:style style:name="T12" style:family="text">
      <style:text-properties fo:language="el" fo:country="GR" fo:font-style="italic" fo:font-weight="bold" officeooo:rsid="0025af5b" style:font-style-asian="italic" style:font-weight-asian="bold" style:font-weight-complex="bold"/>
    </style:style>
    <style:style style:name="T13" style:family="text">
      <style:text-properties fo:language="el" fo:country="GR" fo:font-style="italic" fo:font-weight="normal" style:font-style-asian="italic" style:font-weight-asian="normal" style:font-weight-complex="normal"/>
    </style:style>
    <style:style style:name="T14" style:family="text">
      <style:text-properties fo:language="el" fo:country="GR" fo:font-style="italic" fo:font-weight="normal" officeooo:rsid="0025d1ca" style:font-style-asian="italic" style:font-weight-asian="normal" style:font-weight-complex="normal"/>
    </style:style>
    <style:style style:name="T15" style:family="text">
      <style:text-properties fo:language="el" fo:country="GR" fo:font-style="italic" fo:font-weight="normal" officeooo:rsid="0025af5b" style:font-style-asian="italic" style:font-weight-asian="normal" style:font-weight-complex="normal"/>
    </style:style>
    <style:style style:name="T16" style:family="text">
      <style:text-properties fo:language="el" fo:country="GR" officeooo:rsid="001f407e"/>
    </style:style>
    <style:style style:name="T17" style:family="text">
      <style:text-properties fo:language="el" fo:country="GR" officeooo:rsid="00244e99"/>
    </style:style>
    <style:style style:name="T18" style:family="text">
      <style:text-properties fo:language="el" fo:country="GR" officeooo:rsid="00282e60"/>
    </style:style>
    <style:style style:name="T19" style:family="text">
      <style:text-properties fo:font-weight="bold" style:font-weight-asian="bold"/>
    </style:style>
    <style:style style:name="T20" style:family="text">
      <style:text-properties fo:font-style="italic" style:font-style-asian="italic"/>
    </style:style>
    <style:style style:name="T21" style:family="text">
      <style:text-properties fo:language="en" fo:country="GB"/>
    </style:style>
    <style:style style:name="T22" style:family="text">
      <style:text-properties fo:language="en" fo:country="GB" fo:font-style="normal" style:font-style-asian="normal"/>
    </style:style>
    <style:style style:name="T23" style:family="text">
      <style:text-properties fo:font-style="normal" style:font-style-asian="normal"/>
    </style:style>
    <style:style style:name="T24" style:family="text">
      <style:text-properties fo:font-style="normal" officeooo:rsid="00182ff5" style:font-style-asian="normal"/>
    </style:style>
    <style:style style:name="T25" style:family="text">
      <style:text-properties fo:font-style="normal" officeooo:rsid="001a3708" style:font-style-asian="normal"/>
    </style:style>
    <style:style style:name="T26" style:family="text">
      <style:text-properties fo:font-style="normal" officeooo:rsid="001ab2f1" style:font-style-asian="normal"/>
    </style:style>
    <style:style style:name="T27" style:family="text">
      <style:text-properties fo:font-style="normal" style:text-underline-style="solid" style:text-underline-width="auto" style:text-underline-color="font-color" style:font-style-asian="normal"/>
    </style:style>
    <style:style style:name="T28" style:family="text">
      <style:text-properties fo:font-style="normal" style:text-underline-style="none" officeooo:rsid="00182ff5" style:font-style-asian="normal" style:font-style-complex="normal"/>
    </style:style>
    <style:style style:name="T29" style:family="text">
      <style:text-properties fo:font-style="normal" style:text-underline-style="none" fo:font-weight="bold" officeooo:rsid="00182ff5" style:font-style-asian="normal" style:font-weight-asian="bold" style:font-style-complex="normal" style:font-weight-complex="bold"/>
    </style:style>
    <style:style style:name="T30" style:family="text">
      <style:text-properties fo:font-style="normal" fo:font-weight="bold" officeooo:rsid="001a3708" style:font-style-asian="normal" style:font-weight-asian="bold" style:font-weight-complex="bold"/>
    </style:style>
    <style:style style:name="T31" style:family="text">
      <style:text-properties fo:font-style="normal" fo:font-weight="bold" officeooo:rsid="001c9bc7" style:font-style-asian="normal" style:font-weight-asian="bold" style:font-weight-complex="bold"/>
    </style:style>
    <style:style style:name="T32" style:family="text">
      <style:text-properties officeooo:rsid="00169e8f"/>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8"/>
      <text:p text:style-name="P8"/>
      <text:h text:style-name="P67" text:outline-level="1">Διαχείριση Δικτύων – Ευφυή Δίκτυα</text:h>
      <text:p text:style-name="P9"/>
      <text:h text:style-name="P68" text:outline-level="1">2η Ομάδα Ασκήσεων</text:h>
      <text:p text:style-name="P1"/>
      <text:p text:style-name="P10"><text:span text:style-name="T19">D</text:span>omain<text:span text:style-name="T8"> </text:span><text:span text:style-name="T19">N</text:span>ame<text:span text:style-name="T8"> </text:span><text:span text:style-name="T19">S</text:span>ystem<text:span text:style-name="T1"> </text:span><text:span text:style-name="T2">(DNS)</text:span></text:p>
      <text:p text:style-name="P3"/>
      <text:p text:style-name="P54"/>
      <text:p text:style-name="P54"/>
      <text:p text:style-name="P54"/>
      <text:p text:style-name="P54"/>
      <text:p text:style-name="Text_20_body">Βοηθήματα για την <text:s/>πραγματοποίηση της άσκησης:</text:p>
      <text:list xml:id="list2348561352" text:style-name="WW8Num16">
        <text:list-item>
          <text:p text:style-name="P55">Θα πρέπει να χρησιμοποιήσετε το <text:span text:style-name="T1">unix</text:span> <text:span text:style-name="T1">program</text:span> ‘<text:span text:style-name="T1">dig</text:span>’. Για το πώς χρησιμοποιείται το συγκεκριμένο πρόγραμμα καθώς και οποιαδήποτε άλλη <text:span text:style-name="T1">unix</text:span> εντολή κάνετε ‘<text:span text:style-name="T1">man</text:span> <text:s/>&lt;όνομα_εντολής&gt;’ (π.χ. <text:span text:style-name="T1">man</text:span> <text:span text:style-name="T1">dig</text:span>) στο <text:span text:style-name="T1">shell</text:span> σας.<text:line-break/></text:p>
        </text:list-item>
        <text:list-item>
          <text:p text:style-name="P55"><text:span text:style-name="T21">RFC 1034 “DOMAIN NAMES - CONCEPTS AND FACILITIES”<text:line-break/></text:span><text:a xlink:type="simple" xlink:href="http://tools.ietf.org/html/rfc1034" text:style-name="Internet_20_link" text:visited-style-name="Visited_20_Internet_20_Link"><text:span text:style-name="Internet_20_link"><text:span text:style-name="T21">http://tools.ietf.org/html/rfc1034</text:span></text:span></text:a><text:span text:style-name="T21"><text:line-break/></text:span></text:p>
        </text:list-item>
        <text:list-item>
          <text:p text:style-name="P56"><text:span text:style-name="T21">RFC 1035 “DOMAIN NAMES - IMPLEMENTATION AND SPECIFICATION”<text:line-break/></text:span><text:a xlink:type="simple" xlink:href="http://tools.ietf.org/html/rfc1035" text:style-name="Internet_20_link" text:visited-style-name="Visited_20_Internet_20_Link"><text:span text:style-name="Internet_20_link"><text:span text:style-name="T21">http://tools.ietf.org/html/rfc1035</text:span></text:span></text:a></text:p>
        </text:list-item>
      </text:list>
      <text:p text:style-name="P34"/>
      <text:list xml:id="list3708148643" text:style-name="WW8Num14">
        <text:list-item>
          <text:p text:style-name="P59"><text:span text:style-name="T23">Κάνετε</text:span><text:span text:style-name="T22"> </text:span><text:span text:style-name="T23">στον</text:span><text:span text:style-name="T22"> </text:span><text:span text:style-name="T3">dns</text:span><text:span text:style-name="T22">-</text:span><text:span text:style-name="T3">server</text:span><text:span text:style-name="T22"> </text:span><text:span text:style-name="T23">του</text:span><text:span text:style-name="T22"> </text:span><text:span text:style-name="T23">Ε</text:span><text:span text:style-name="T22">.</text:span><text:span text:style-name="T23">Μ</text:span><text:span text:style-name="T22">.</text:span><text:span text:style-name="T23">Π</text:span><text:span text:style-name="T22"> </text:span><text:bookmark-start text:name="OLE_LINK2"/><text:bookmark-start text:name="OLE_LINK1"/><text:span text:style-name="T22">“ulysses.noc.ntua.gr”</text:span><text:bookmark-end text:name="OLE_LINK2"/><text:bookmark-end text:name="OLE_LINK1"/><text:span text:style-name="T22"> </text:span><text:span text:style-name="T23">ένα</text:span><text:span text:style-name="T22"> </text:span><text:span text:style-name="T3">A-type query </text:span><text:span text:style-name="T23">για</text:span><text:span text:style-name="T22"> </text:span><text:span text:style-name="T23">τον</text:span><text:span text:style-name="T22"> </text:span><text:span text:style-name="T3">node “danaos.cslab.ntua.gr”.</text:span></text:p>
        </text:list-item>
      </text:list>
      <text:p text:style-name="P18"><text:span text:style-name="T23">(α) Σας επέστρεψε μια </text:span><text:span text:style-name="T3">IP</text:span><text:span text:style-name="T23"> διεύθυνση ή και κάποιες άλλες πληροφορίες </text:span><text:span text:style-name="T27">για το συγκεκριμένο </text:span><text:span text:style-name="T4">node</text:span><text:span text:style-name="T23"> ; Εξηγείστε τις συμπληρωματικές πληροφορίες που τυχόν σας επιστρέφει ως απάντηση ο </text:span><text:span text:style-name="T3">dns</text:span><text:span text:style-name="T23">-</text:span><text:span text:style-name="T3">server</text:span><text:span text:style-name="T23"> </text:span><text:span text:style-name="T3">ulysses</text:span><text:span text:style-name="T23">.</text:span><text:span text:style-name="T3">noc</text:span><text:span text:style-name="T23">.</text:span><text:span text:style-name="T3">ntua</text:span><text:span text:style-name="T23">.</text:span><text:span text:style-name="T3">gr</text:span><text:span text:style-name="T23"> </text:span><text:span text:style-name="T27">για το συγκεκριμένο </text:span><text:span text:style-name="T4">node</text:span><text:span text:style-name="T27">.</text:span></text:p>
      <text:p text:style-name="P65"/>
      <text:p text:style-name="P19"/>
      <text:p text:style-name="P19">; &lt;&lt;&gt;&gt; DiG 9.10.3-P4-Debian &lt;&lt;&gt;&gt; @ulysses.noc.ntua.gr danaos.cslab.ntua.gr A</text:p>
      <text:p text:style-name="P19">; (1 server found)</text:p>
      <text:p text:style-name="P19">;; global options: +cmd</text:p>
      <text:p text:style-name="P19">;; Got answer:</text:p>
      <text:p text:style-name="P19">;; -&gt;&gt;HEADER&lt;&lt;- opcode: QUERY, status: NOERROR, id: 40915</text:p>
      <text:p text:style-name="P19">;; flags: qr aa rd ra; QUERY: 1, ANSWER: 2, AUTHORITY: 6, ADDITIONAL: 8</text:p>
      <text:p text:style-name="P19"/>
      <text:p text:style-name="P19">;; OPT PSEUDOSECTION:</text:p>
      <text:p text:style-name="P19">; EDNS: version: 0, flags:; udp: 4096</text:p>
      <text:p text:style-name="P19">;; QUESTION SECTION:</text:p>
      <text:p text:style-name="P19">;danaos.cslab.ntua.gr.<text:tab/><text:tab/>IN<text:tab/>A</text:p>
      <text:p text:style-name="P19"/>
      <text:p text:style-name="P19">;; ANSWER SECTION:</text:p>
      <text:p text:style-name="P19">danaos.cslab.ntua.gr.<text:tab/>86400<text:tab/>IN<text:tab/>CNAME<text:tab/>danaos.cslab.ece.ntua.gr.</text:p>
      <text:p text:style-name="P19">danaos.cslab.ece.ntua.gr. 86400<text:tab/>IN<text:tab/>A<text:tab/>147.102.3.1</text:p>
      <text:p text:style-name="P19"/>
      <text:p text:style-name="P19">;; AUTHORITY SECTION:</text:p>
      <text:p text:style-name="P19">cslab.ece.ntua.gr.<text:tab/>86400<text:tab/>IN<text:tab/>NS<text:tab/>skiathos.cslab.ece.ntua.gr.</text:p>
      <text:p text:style-name="P19"><text:soft-page-break/>cslab.ece.ntua.gr.<text:tab/>86400<text:tab/>IN<text:tab/>NS<text:tab/>diomedes.noc.ntua.gr.</text:p>
      <text:p text:style-name="P19">cslab.ece.ntua.gr.<text:tab/>86400<text:tab/>IN<text:tab/>NS<text:tab/>achilles.noc.ntua.gr.</text:p>
      <text:p text:style-name="P19">cslab.ece.ntua.gr.<text:tab/>86400<text:tab/>IN<text:tab/>NS<text:tab/>danaos.cslab.ece.ntua.gr.</text:p>
      <text:p text:style-name="P19">cslab.ece.ntua.gr.<text:tab/>86400<text:tab/>IN<text:tab/>NS<text:tab/>scirouter.cslab.ece.ntua.gr.</text:p>
      <text:p text:style-name="P19">cslab.ece.ntua.gr.<text:tab/>86400<text:tab/>IN<text:tab/>NS<text:tab/>ulysses.noc.ntua.gr.</text:p>
      <text:p text:style-name="P19"/>
      <text:p text:style-name="P19">;; ADDITIONAL SECTION:</text:p>
      <text:p text:style-name="P19">ulysses.noc.ntua.gr.<text:tab/>86400<text:tab/>IN<text:tab/>A<text:tab/>147.102.222.230</text:p>
      <text:p text:style-name="P19">achilles.noc.ntua.gr.<text:tab/>86400<text:tab/>IN<text:tab/>A<text:tab/>147.102.222.210</text:p>
      <text:p text:style-name="P19">diomedes.noc.ntua.gr.<text:tab/>86400<text:tab/>IN<text:tab/>A<text:tab/>147.102.222.220</text:p>
      <text:p text:style-name="P19">skiathos.cslab.ece.ntua.gr. 86400 IN<text:tab/>A<text:tab/>147.102.3.40</text:p>
      <text:p text:style-name="P19">scirouter.cslab.ece.ntua.gr. 86400 IN<text:tab/>A<text:tab/>147.102.4.1</text:p>
      <text:p text:style-name="P19">ulysses.noc.ntua.gr.<text:tab/>86400<text:tab/>IN<text:tab/>AAAA<text:tab/>2001:648:2000:de::230</text:p>
      <text:p text:style-name="P19">achilles.noc.ntua.gr.<text:tab/>86400<text:tab/>IN<text:tab/>AAAA<text:tab/>2001:648:2000:de::210</text:p>
      <text:p text:style-name="P19"/>
      <text:p text:style-name="P19">;; Query time: 0 msec</text:p>
      <text:p text:style-name="P19">;; SERVER: 147.102.222.230#53(147.102.222.230)</text:p>
      <text:p text:style-name="P19">;; WHEN: Thu Oct 25 12:43:50 EEST 2018</text:p>
      <text:p text:style-name="P24">;; MSG SIZE <text:s/>rcvd: 365</text:p>
      <text:p text:style-name="P19"/>
      <text:p text:style-name="P20"/>
      <text:p text:style-name="P21">O DNS-Server <text:s/>ulysses.noc.ntua.gr επιστρέφει στο ANSWER SECTION δυο (2) εγγραφές για το node <text:s/>danaos.cslab.ntua.gr.</text:p>
      <text:p text:style-name="P21">Αρχικά βλέπουμε ότι το <text:s/>danaos.cslab.ntua.gr αποτελεί ALIAS (CNAME) για το full name <text:s/>danaos.cslab.ece.ntua.gr <text:span text:style-name="T32">το οποίο έχει IP: 147.102.3.1</text:span></text:p>
      <text:p text:style-name="P19"/>
      <text:p text:style-name="P65"/>
      <text:p text:style-name="P22"><text:span text:style-name="T23">(β) Από τις τυχόν επιπρόσθετες πληροφορίες που σας έχει επιστρέψει μπορείτε να διαπιστώσετε ποιοί </text:span><text:span text:style-name="T3">name</text:span><text:span text:style-name="T23">-</text:span><text:span text:style-name="T3">servers</text:span><text:span text:style-name="T23"> είναι υπεύθυνοι (αρμόδιοι) για το </text:span><text:span text:style-name="T3">domain</text:span><text:span text:style-name="T23"> “</text:span><text:span text:style-name="T3">cslab</text:span><text:span text:style-name="T23">.</text:span><text:span text:style-name="T3">ece</text:span><text:span text:style-name="T23">.</text:span><text:span text:style-name="T3">ntua</text:span><text:span text:style-name="T23">.</text:span><text:span text:style-name="T3">gr</text:span><text:span text:style-name="T23">” ;</text:span></text:p>
      <text:p text:style-name="P66"/>
      <text:p text:style-name="P23"><text:span text:style-name="T24">Στο AUTHORITY SECTION μπορούμε να δούμε τους servers που ειναι αρμόδιοι για το συγκεκριμένο domain με IP: </text:span><text:span text:style-name="T28">147.102.3.1</text:span></text:p>
      <text:list xml:id="list3256257818" text:style-name="L1">
        <text:list-item>
          <text:p text:style-name="P61">skiathos.cslab.ece.ntua.gr.</text:p>
        </text:list-item>
        <text:list-item>
          <text:p text:style-name="P61">diomedes.noc.ntua.gr.</text:p>
        </text:list-item>
        <text:list-item>
          <text:p text:style-name="P61">achilles.noc.ntua.gr.</text:p>
        </text:list-item>
        <text:list-item>
          <text:p text:style-name="P61">danaos.cslab.ece.ntua.gr.</text:p>
        </text:list-item>
        <text:list-item>
          <text:p text:style-name="P61">scirouter.cslab.ece.ntua.gr.</text:p>
        </text:list-item>
        <text:list-item>
          <text:p text:style-name="P60"><text:span text:style-name="T29">ulysses.noc.ntua.gr.</text:span><text:span text:style-name="T23"><text:line-break/></text:span></text:p>
        </text:list-item>
      </text:list>
      <text:list xml:id="list135109918919099" text:continue-list="list3708148643" text:style-name="WW8Num14">
        <text:list-item>
          <text:p text:style-name="P58"><text:span text:style-name="T23">Κάνετε ένα </text:span><text:span text:style-name="T3">SOA</text:span><text:span text:style-name="T23">-</text:span><text:span text:style-name="T3">query</text:span><text:span text:style-name="T23"> στον </text:span><text:span text:style-name="T3">dns</text:span><text:span text:style-name="T23">-</text:span><text:span text:style-name="T3">server</text:span><text:span text:style-name="T23"> “</text:span><text:span text:style-name="T22">ulysses</text:span><text:span text:style-name="T23">.</text:span><text:span text:style-name="T22">noc</text:span><text:span text:style-name="T23">.</text:span><text:span text:style-name="T22">ntua</text:span><text:span text:style-name="T23">.</text:span><text:span text:style-name="T22">gr</text:span><text:span text:style-name="T23">” και βρείτε τον </text:span><text:span text:style-name="T3">name</text:span><text:span text:style-name="T23">-</text:span><text:span text:style-name="T3">server</text:span><text:span text:style-name="T23"> που είναι υπεύθυνος για τη ζώνη “</text:span><text:span text:style-name="T3">netmode</text:span><text:span text:style-name="T23">.</text:span><text:span text:style-name="T3">ece</text:span><text:span text:style-name="T23">.</text:span><text:span text:style-name="T3">ntua</text:span><text:span text:style-name="T23">.</text:span><text:span text:style-name="T3">gr</text:span><text:span text:style-name="T23">”. Εξηγείστε μας τι άλλες πληροφορίες περιέχονται στο </text:span><text:span text:style-name="T3">SOA record.</text:span></text:p>
          <text:p text:style-name="P64"/>
          <text:p text:style-name="P58"><text:span text:style-name="T5">dig @ulysses.noc.ntua.gr netmode.ece.ntua.gr SOA</text:span><text:span text:style-name="T23"><text:line-break/></text:span></text:p>
        </text:list-item>
        <text:list-item>
          <text:p text:style-name="P58"><text:span text:style-name="T23">Κάνετε το απαιτούμενο </text:span><text:span text:style-name="T3">query</text:span><text:span text:style-name="T23"> στον </text:span><text:span text:style-name="T3">name</text:span><text:span text:style-name="T23">-</text:span><text:span text:style-name="T3">server</text:span><text:span text:style-name="T23"> “</text:span><text:span text:style-name="T3">electra</text:span><text:span text:style-name="T23">.</text:span><text:span text:style-name="T3">netmode</text:span><text:span text:style-name="T23">.</text:span><text:span text:style-name="T3">ntua</text:span><text:span text:style-name="T23">.</text:span><text:span text:style-name="T3">gr</text:span><text:span text:style-name="T23">” για να αποκτήσετε το </text:span><text:span text:style-name="T3">host</text:span><text:span text:style-name="T23">-</text:span><text:span text:style-name="T3">name</text:span><text:span text:style-name="T23"> του </text:span><text:span text:style-name="T3">node</text:span><text:span text:style-name="T23"> 147.102.13.200. Μπορείτε να κάνετε κάποια υπόθεση βασιζόμενη στην απάντηση του </text:span><text:span text:style-name="T3">DNS</text:span><text:span text:style-name="T23"> </text:span><text:span text:style-name="T3">server</text:span><text:span text:style-name="T23"> για τον τύπο συσκευής που κατέχει την συγκεκριμένη </text:span><text:span text:style-name="T3">IP</text:span><text:span text:style-name="T23"> </text:span><text:span text:style-name="T3">address</text:span><text:span text:style-name="T23"> ?</text:span></text:p>
          <text:p text:style-name="P63"><text:soft-page-break/></text:p>
          <text:p text:style-name="P63"><text:line-break/></text:p>
        </text:list-item>
        <text:list-item>
          <text:p text:style-name="P57"><text:span text:style-name="T23">Έστω ότι έχουμε ένα </text:span><text:span text:style-name="T3">node</text:span><text:span text:style-name="T23"> που έχει πρόσβαση στο </text:span><text:span text:style-name="T3">Internet</text:span><text:span text:style-name="T23"> και του έχει αποδοθεί </text:span><text:span text:style-name="T3">Public</text:span><text:span text:style-name="T23"> </text:span><text:span text:style-name="T3">IP</text:span><text:span text:style-name="T23"> </text:span><text:span text:style-name="T3">Address</text:span><text:span text:style-name="T23"> από το Διαχειριστή του </text:span><text:span text:style-name="T3">Domain</text:span><text:span text:style-name="T23"> του.</text:span> <text:span text:style-name="T23">Υπάρχει ενδεχόμενο να μην υφίσταται κανένα </text:span><text:span text:style-name="T3">Resource</text:span><text:span text:style-name="T23"> </text:span><text:span text:style-name="T3">Record</text:span><text:span text:style-name="T23"> σχετικά με το συγκεκριμένο </text:span><text:span text:style-name="T3">node</text:span><text:span text:style-name="T23"> στον </text:span><text:span text:style-name="T3">name</text:span><text:span text:style-name="T23">-</text:span><text:span text:style-name="T3">server</text:span><text:span text:style-name="T23"> του </text:span><text:span text:style-name="T3">Domain</text:span><text:span text:style-name="T23"> που ανήκει ;</text:span></text:p>
        </text:list-item>
      </text:list>
      <text:p text:style-name="P62"/>
      <text:p text:style-name="P32"><text:span text:style-name="T23"><text:tab/></text:span><text:span text:style-name="T30">Ναι, υπάρχει το ενδεχόμενο αυτό, δηλαδή να απουσιάζει το Resource Record του node στον αρμόδιο name-server του domain που ανήκει, όταν ο διαχειριστής του δικτύου δεν του έχει αναθέσει καποιο domain name με βαση τη δενδρικη δομή </text:span><text:span text:style-name="T31">στο αρχείο ζώνης</text:span><text:span text:style-name="T30">.</text:span></text:p>
      <text:p text:style-name="P33"><text:span text:style-name="T25"><text:tab/></text:span><text:span text:style-name="T26">Αυτό εχει ως</text:span><text:span text:style-name="T25"> αποτέλεσμα να μην μπορεί να <text:tab/>εμφανίσει πληροφορίες σχετικα με το node ο name-server</text:span></text:p>
      <text:p text:style-name="P4"/>
      <text:list xml:id="list135110962661871" text:continue-numbering="true" text:style-name="WW8Num14">
        <text:list-item>
          <text:p text:style-name="P39"><text:span text:style-name="T8">Ποιοί είναι οι </text:span><text:span text:style-name="T1">mail</text:span><text:span text:style-name="T8">-</text:span><text:span text:style-name="T1">servers</text:span><text:span text:style-name="T8"> του </text:span><text:span text:style-name="T1">domain</text:span><text:span text:style-name="T8"> “</text:span><text:span text:style-name="T1">ntua</text:span><text:span text:style-name="T8">.</text:span><text:span text:style-name="T1">gr</text:span><text:span text:style-name="T8">”; Παρατηρείτε η απάντηση του </text:span><text:span text:style-name="T1">name</text:span><text:span text:style-name="T8">-</text:span><text:span text:style-name="T1">server</text:span><text:span text:style-name="T8"> να περιλαμβάνει κάποιο επιπρόσθετο πεδίο σε σχέση με απαντήσεις που αφορούν </text:span><text:span text:style-name="T1">A</text:span><text:span text:style-name="T8">-</text:span><text:span text:style-name="T1">records</text:span><text:span text:style-name="T8"> ;</text:span></text:p>
        </text:list-item>
      </text:list>
      <text:p text:style-name="P4"/>
      <text:p text:style-name="P4"/>
      <text:p text:style-name="P27">; &lt;&lt;&gt;&gt; DiG 9.10.3-P4-Debian &lt;&lt;&gt;&gt; ntua.gr MX</text:p>
      <text:p text:style-name="P29">;; global options: +cmd</text:p>
      <text:p text:style-name="P29">;; Got answer:</text:p>
      <text:p text:style-name="P29">;; -&gt;&gt;HEADER&lt;&lt;- opcode: QUERY, status: NOERROR, id: 56883</text:p>
      <text:p text:style-name="P29">;; flags: qr rd ra; QUERY: 1, ANSWER: 3, AUTHORITY: 5, ADDITIONAL: 10</text:p>
      <text:p text:style-name="P29"/>
      <text:p text:style-name="P29">;; OPT PSEUDOSECTION:</text:p>
      <text:p text:style-name="P29">; EDNS: version: 0, flags:; udp: 4096</text:p>
      <text:p text:style-name="P29">;; QUESTION SECTION:</text:p>
      <text:p text:style-name="P29">;ntua.gr.<text:tab/><text:tab/><text:tab/>IN<text:tab/>MX</text:p>
      <text:p text:style-name="P29"/>
      <text:p text:style-name="P29">;; ANSWER SECTION:</text:p>
      <text:p text:style-name="P29">ntua.gr.<text:tab/><text:tab/>86394<text:tab/>IN<text:tab/>MX<text:tab/>20 achilles.noc.ntua.gr.</text:p>
      <text:p text:style-name="P29">ntua.gr.<text:tab/><text:tab/>86394<text:tab/>IN<text:tab/>MX<text:tab/>20 ulysses.noc.ntua.gr.</text:p>
      <text:p text:style-name="P29">ntua.gr.<text:tab/><text:tab/>86394<text:tab/>IN<text:tab/>MX<text:tab/>20 diomedes.noc.ntua.gr.</text:p>
      <text:p text:style-name="P29"/>
      <text:p text:style-name="P29">;; AUTHORITY SECTION:</text:p>
      <text:p text:style-name="P29">ntua.gr.<text:tab/><text:tab/>73611<text:tab/>IN<text:tab/>NS<text:tab/>sns0.grnet.gr.</text:p>
      <text:p text:style-name="P29">ntua.gr.<text:tab/><text:tab/>73611<text:tab/>IN<text:tab/>NS<text:tab/>achilles.noc.ntua.gr.</text:p>
      <text:p text:style-name="P29">ntua.gr.<text:tab/><text:tab/>73611<text:tab/>IN<text:tab/>NS<text:tab/>ulysses.noc.ntua.gr.</text:p>
      <text:p text:style-name="P29">ntua.gr.<text:tab/><text:tab/>73611<text:tab/>IN<text:tab/>NS<text:tab/>sns1.grnet.gr.</text:p>
      <text:p text:style-name="P29">ntua.gr.<text:tab/><text:tab/>73611<text:tab/>IN<text:tab/>NS<text:tab/>diomedes.noc.ntua.gr.</text:p>
      <text:p text:style-name="P29"/>
      <text:p text:style-name="P29">;; ADDITIONAL SECTION:</text:p>
      <text:p text:style-name="P29">ulysses.noc.ntua.gr.<text:tab/>10672<text:tab/>IN<text:tab/>A<text:tab/>147.102.222.230</text:p>
      <text:p text:style-name="P29">ulysses.noc.ntua.gr.<text:tab/>9625<text:tab/>IN<text:tab/>AAAA<text:tab/>2001:648:2000:de::230</text:p>
      <text:p text:style-name="P29">diomedes.noc.ntua.gr.<text:tab/>9625<text:tab/>IN<text:tab/>A<text:tab/>147.102.222.220</text:p>
      <text:p text:style-name="P29">achilles.noc.ntua.gr.<text:tab/>11063<text:tab/>IN<text:tab/>A<text:tab/>147.102.222.210</text:p>
      <text:p text:style-name="P29">achilles.noc.ntua.gr.<text:tab/>9625<text:tab/>IN<text:tab/>AAAA<text:tab/>2001:648:2000:de::210</text:p>
      <text:p text:style-name="P29">sns1.grnet.gr.<text:tab/><text:tab/>1240<text:tab/>IN<text:tab/>A<text:tab/>83.212.5.22</text:p>
      <text:p text:style-name="P29">sns1.grnet.gr.<text:tab/><text:tab/>7657<text:tab/>IN<text:tab/>AAAA<text:tab/>2001:648:2ffc:112::2</text:p>
      <text:p text:style-name="P29"><text:soft-page-break/>sns0.grnet.gr.<text:tab/><text:tab/>1240<text:tab/>IN<text:tab/>A<text:tab/>83.212.5.18</text:p>
      <text:p text:style-name="P29">sns0.grnet.gr.<text:tab/><text:tab/>7657<text:tab/>IN<text:tab/>AAAA<text:tab/>2001:648:2ffc:111::2</text:p>
      <text:p text:style-name="P29"/>
      <text:p text:style-name="P29">;; Query time: 0 msec</text:p>
      <text:p text:style-name="P29">;; SERVER: 147.102.13.10#53(147.102.13.10)</text:p>
      <text:p text:style-name="P29">;; WHEN: Thu Oct 25 12:58:25 EEST 2018</text:p>
      <text:p text:style-name="P46">;; MSG SIZE <text:s/>rcvd: 392</text:p>
      <text:p text:style-name="P29"/>
      <text:p text:style-name="P44">Απο την απάντηση στο QUERY μας (ANSWER SECTION) βλέπουμε τους mail-servers που ειναι υπέυθυνοι για το domain ntua.gr.</text:p>
      <text:list xml:id="list738971000" text:style-name="L2">
        <text:list-item>
          <text:p text:style-name="P47">diomedes.noc.ntua.gr.</text:p>
        </text:list-item>
        <text:list-item>
          <text:p text:style-name="P48">ulysses.noc.ntua.gr.</text:p>
        </text:list-item>
        <text:list-item>
          <text:p text:style-name="P48">achilles.noc.ntua.gr.</text:p>
        </text:list-item>
      </text:list>
      <text:p text:style-name="P16"><text:span text:style-name="T8">Διπλα στις εγγραφές παρατηρούμε εναν αριθμό (20) που – μια μετρική για το priority των mail-servers, που στη συγκεκριμένη περίπτωση ειναι ολοι ισο</text:span><text:span text:style-name="T16">τιμοι</text:span><text:span text:style-name="T8">.</text:span></text:p>
      <text:p text:style-name="P49">Ο αριθμός αυτός δεν παρατηρείται στις απαντησεις των Α-ερωτήσεων.</text:p>
      <text:p text:style-name="P4"/>
      <text:list xml:id="list135111186201577" text:continue-list="list135110962661871" text:style-name="WW8Num14">
        <text:list-item>
          <text:p text:style-name="P39"><text:span text:style-name="T8">Κάνετε Α-</text:span><text:span text:style-name="T1">type</text:span><text:span text:style-name="T8"> </text:span><text:span text:style-name="T1">query</text:span><text:span text:style-name="T8"> για το </text:span><text:span text:style-name="T1">node</text:span><text:span text:style-name="T8"> “</text:span><text:span text:style-name="T1">smtp</text:span><text:span text:style-name="T8">.</text:span><text:span text:style-name="T1">hol</text:span><text:span text:style-name="T8">.</text:span><text:span text:style-name="T1">gr</text:span><text:span text:style-name="T8">”, το οποίο αποτελεί </text:span><text:span text:style-name="T1">SMTP</text:span><text:span text:style-name="T8">-</text:span><text:span text:style-name="T1">server</text:span><text:span text:style-name="T8"> της </text:span><text:span text:style-name="T1">HOL</text:span><text:span text:style-name="T8">. Τι παρατηρείτε; Τι σκοπό εξυπηρετούν οι πολλαπλές εγγραφές </text:span><text:span text:style-name="T1">;</text:span></text:p>
        </text:list-item>
      </text:list>
      <text:p text:style-name="P4"/>
      <text:list xml:id="list135110418821477" text:continue-numbering="true" text:style-name="WW8Num14">
        <text:list-item>
          <text:p text:style-name="P39"><text:span text:style-name="T1">(</text:span><text:span text:style-name="T8">α</text:span><text:span text:style-name="T1">) </text:span><text:span text:style-name="T8">Βρείτε</text:span> <text:span text:style-name="T8">τους</text:span> <text:span text:style-name="T1">root</text:span> <text:span text:style-name="T1">name</text:span>-<text:span text:style-name="T1">servers</text:span> <text:span text:style-name="T8">της</text:span> <text:span text:style-name="T8">ιεραρχίας</text:span> <text:span text:style-name="T8">του</text:span> <text:span text:style-name="T1">Domain</text:span> <text:span text:style-name="T1">Name</text:span> <text:span text:style-name="T1">System</text:span>. <text:span text:style-name="T8">Ακολούθως βρείτε ποιοί </text:span><text:span text:style-name="T1">name</text:span><text:span text:style-name="T8">-</text:span><text:span text:style-name="T1">servers</text:span><text:span text:style-name="T8"> είναι υπεύθυνοι για την ζώνη “</text:span><text:span text:style-name="T1">gr</text:span><text:span text:style-name="T8">”, για την ζώνη “</text:span><text:span text:style-name="T1">ntua</text:span><text:span text:style-name="T8">.</text:span><text:span text:style-name="T1">gr</text:span><text:span text:style-name="T8">” και την ζώνη “</text:span><text:span text:style-name="T1">netmode</text:span><text:span text:style-name="T8">.</text:span><text:span text:style-name="T1">ntua</text:span><text:span text:style-name="T8">.</text:span><text:span text:style-name="T1">gr</text:span><text:span text:style-name="T8">”. <text:line-break/>(β) Δοκιμάστε να τρέξετε την εντολή </text:span><text:bookmark-start text:name="OLE_LINK4"/><text:bookmark-start text:name="OLE_LINK3"/><text:span text:style-name="T8">‘</text:span><text:span text:style-name="T6">dig</text:span><text:span text:style-name="T9"> +</text:span><text:span text:style-name="T6">trace</text:span><text:bookmark-end text:name="OLE_LINK4"/><text:bookmark-end text:name="OLE_LINK3"/><text:span text:style-name="T9"> </text:span><text:span text:style-name="T6">netmode</text:span><text:span text:style-name="T9">.</text:span><text:span text:style-name="T6">ntua</text:span><text:span text:style-name="T9">.</text:span><text:span text:style-name="T6">gr</text:span><text:span text:style-name="T9">’</text:span><text:span text:style-name="T8">. Από ποιο </text:span><text:span text:style-name="T1">name</text:span><text:span text:style-name="T8">-</text:span><text:span text:style-name="T1">server</text:span><text:span text:style-name="T8"> πήρατε την κάθε απάντηση ;</text:span></text:p>
        </text:list-item>
      </text:list>
      <text:p text:style-name="P4"/>
      <text:list xml:id="list135110958219558" text:continue-numbering="true" text:style-name="WW8Num14">
        <text:list-item>
          <text:p text:style-name="P39"><text:span text:style-name="T8">Κάνετε δύο διαδοχικά Α-</text:span><text:span text:style-name="T1">type</text:span><text:span text:style-name="T8"> </text:span><text:span text:style-name="T1">query</text:span><text:span text:style-name="T8"> με ενδιάμεση παύση μερικών δευτερολέπτων στον </text:span><text:span text:style-name="T1">name</text:span><text:span text:style-name="T8">-</text:span><text:span text:style-name="T1">server</text:span><text:span text:style-name="T8"> “</text:span><text:span text:style-name="T1">electra</text:span><text:span text:style-name="T8">.</text:span><text:span text:style-name="T1">netmode</text:span><text:span text:style-name="T8">.</text:span><text:span text:style-name="T1">ntua</text:span><text:span text:style-name="T8">.</text:span><text:span text:style-name="T1">gr</text:span><text:span text:style-name="T8">” για τον </text:span><text:span text:style-name="T1">node</text:span><text:span text:style-name="T8"> “</text:span><text:span text:style-name="T1">space</text:span><text:span text:style-name="T8">.</text:span><text:span text:style-name="T1">netmode</text:span><text:span text:style-name="T8">.</text:span><text:span text:style-name="T1">ece</text:span><text:span text:style-name="T8">.</text:span><text:span text:style-name="T1">ntua</text:span><text:span text:style-name="T8">.</text:span><text:span text:style-name="T1">gr</text:span><text:span text:style-name="T8">”. Κάνετε την ίδια διαδικασία για τον </text:span><text:span text:style-name="T1">node</text:span><text:span text:style-name="T8"> “</text:span><text:span text:style-name="T1">achilles</text:span><text:span text:style-name="T8">.</text:span><text:span text:style-name="T1">noc</text:span><text:span text:style-name="T8">.</text:span><text:span text:style-name="T1">ntua</text:span><text:span text:style-name="T8">.</text:span><text:span text:style-name="T1">gr</text:span><text:span text:style-name="T8">”. Τι διαφορές παρατηρείτε όσον αφορά τα Α-</text:span><text:span text:style-name="T1">type</text:span><text:span text:style-name="T8"> </text:span><text:span text:style-name="T1">Resource</text:span><text:span text:style-name="T8"> </text:span><text:span text:style-name="T1">Records</text:span><text:span text:style-name="T8"> στις δυο περιπτώσεις, όσον αφορά το </text:span><text:span text:style-name="T1">TTL</text:span><text:span text:style-name="T8">; Εξηγείστε.</text:span></text:p>
        </text:list-item>
      </text:list>
      <text:p text:style-name="P4"><text:tab/></text:p>
      <text:p text:style-name="P6"><text:tab/><text:a xlink:type="simple" xlink:href="mailto:netmg034@maria" text:style-name="Internet_20_link" text:visited-style-name="Visited_20_Internet_20_Link">netmg034@maria</text:a>:~/lab2$ dig @electra.netmode.ntua.gr space.netmode.ece.ntua.gr <text:s/>&gt; <text:tab/><text:tab/><text:tab/><text:tab/><text:tab/><text:tab/><text:tab/><text:tab/><text:tab/><text:tab/><text:tab/><text:tab/><text:tab/>2.8.1.1 <text:s text:c="68"/></text:p>
      <text:p text:style-name="P7"><text:tab/>netmg034@maria:~/lab2$ dig @electra.netmode.ntua.gr space.netmode.ece.ntua.gr A &gt; <text:tab/><text:tab/><text:tab/><text:tab/><text:tab/><text:tab/><text:tab/><text:tab/><text:tab/><text:tab/><text:tab/><text:tab/><text:tab/>2.8.1.2</text:p>
      <text:p text:style-name="P5"><text:tab/>netmg034@maria:~/lab2$ dig @electra.netmode.ntua.gr achilles.noc.ntua.gr A &gt; 2.8.2.1</text:p>
      <text:p text:style-name="P5"><text:tab/>netmg034@maria:~/lab2$ dig @electra.netmode.ntua.gr achilles.noc.ntua.gr A &gt; 2.8.2.2</text:p>
      <text:p text:style-name="P5"/>
      <text:p text:style-name="P28">netmg034@maria:~/lab2$ diff 2.8.1.*</text:p>
      <text:p text:style-name="P29">6c6</text:p>
      <text:p text:style-name="P29">&lt; ;; -&gt;&gt;HEADER&lt;&lt;- opcode: QUERY, status: NOERROR, id: 38004</text:p>
      <text:p text:style-name="P29">---</text:p>
      <text:p text:style-name="P29">&gt; ;; -&gt;&gt;HEADER&lt;&lt;- opcode: QUERY, status: NOERROR, id: 32400</text:p>
      <text:p text:style-name="P29">19c19</text:p>
      <text:p text:style-name="P29">&lt; ;; WHEN: Thu Oct 25 13:10:57 EEST 2018</text:p>
      <text:p text:style-name="P29">---</text:p>
      <text:p text:style-name="P29">&gt; ;; WHEN: Thu Oct 25 13:12:22 EEST 2018</text:p>
      <text:p text:style-name="P31"/>
      <text:p text:style-name="P17"><text:soft-page-break/>Δεν παρατηρείται κάποια αλλαγή στο TTL για τις απαντήσεις του domain <text:s/>space.netmode.ece.ntua.gr <text:s/>και μάλλον ο name-server <text:s/><text:span text:style-name="T1">electra</text:span>.<text:span text:style-name="T1">netmode</text:span>.<text:span text:style-name="T1">ntua</text:span>.<text:span text:style-name="T1">gr είναι αρμόδιος εξυπηρετητης για το node </text:span>space.netmode.ece.ntua.gr .</text:p>
      <text:p text:style-name="P30"/>
      <text:p text:style-name="P30">netmg034@maria:~/lab2$ diff 2.8.2.*</text:p>
      <text:p text:style-name="P30">6c6</text:p>
      <text:p text:style-name="P30">&lt; ;; -&gt;&gt;HEADER&lt;&lt;- opcode: QUERY, status: NOERROR, id: 36661</text:p>
      <text:p text:style-name="P30">---</text:p>
      <text:p text:style-name="P30">&gt; ;; -&gt;&gt;HEADER&lt;&lt;- opcode: QUERY, status: NOERROR, id: 39055</text:p>
      <text:p text:style-name="P30">15c15</text:p>
      <text:p text:style-name="P30">&lt; achilles.noc.ntua.gr. 44525 <text:s text:c="2"/>IN <text:s text:c="5"/>A <text:s text:c="6"/>147.102.222.210</text:p>
      <text:p text:style-name="P30">---</text:p>
      <text:p text:style-name="P30">&gt; achilles.noc.ntua.gr. 44512 <text:s text:c="2"/>IN <text:s text:c="5"/>A <text:s text:c="6"/>147.102.222.210</text:p>
      <text:p text:style-name="P30">18,20c18,20</text:p>
      <text:p text:style-name="P30">&lt; noc.ntua.gr. <text:s text:c="9"/>44525 <text:s text:c="2"/>IN <text:s text:c="5"/>NS <text:s text:c="5"/>ulysses.noc.ntua.gr.</text:p>
      <text:p text:style-name="P30">&lt; noc.ntua.gr. <text:s text:c="9"/>44525 <text:s text:c="2"/>IN <text:s text:c="5"/>NS <text:s text:c="5"/>achilles.noc.ntua.gr.</text:p>
      <text:p text:style-name="P30">&lt; noc.ntua.gr. <text:s text:c="9"/>44525 <text:s text:c="2"/>IN <text:s text:c="5"/>NS <text:s text:c="5"/>diomedes.noc.ntua.gr.</text:p>
      <text:p text:style-name="P30">---</text:p>
      <text:p text:style-name="P30">&gt; noc.ntua.gr. <text:s text:c="9"/>44512 <text:s text:c="2"/>IN <text:s text:c="5"/>NS <text:s text:c="5"/>ulysses.noc.ntua.gr.</text:p>
      <text:p text:style-name="P30">&gt; noc.ntua.gr. <text:s text:c="9"/>44512 <text:s text:c="2"/>IN <text:s text:c="5"/>NS <text:s text:c="5"/>achilles.noc.ntua.gr.</text:p>
      <text:p text:style-name="P30">&gt; noc.ntua.gr. <text:s text:c="9"/>44512 <text:s text:c="2"/>IN <text:s text:c="5"/>NS <text:s text:c="5"/>diomedes.noc.ntua.gr.</text:p>
      <text:p text:style-name="P30">23,26c23,26</text:p>
      <text:p text:style-name="P30">&lt; ulysses.noc.ntua.gr. <text:s/>46310 <text:s text:c="2"/>IN <text:s text:c="5"/>A <text:s text:c="6"/>147.102.222.230</text:p>
      <text:p text:style-name="P30">&lt; diomedes.noc.ntua.gr. 45666 <text:s text:c="2"/>IN <text:s text:c="5"/>A <text:s text:c="6"/>147.102.222.220</text:p>
      <text:p text:style-name="P30">&lt; ulysses.noc.ntua.gr. <text:s/>46310 <text:s text:c="2"/>IN <text:s text:c="5"/>AAAA <text:s text:c="3"/>2001:648:2000:de::230</text:p>
      <text:p text:style-name="P30">&lt; achilles.noc.ntua.gr. 44525 <text:s text:c="2"/>IN <text:s text:c="5"/>AAAA <text:s text:c="3"/>2001:648:2000:de::210</text:p>
      <text:p text:style-name="P30">---</text:p>
      <text:p text:style-name="P30">&gt; ulysses.noc.ntua.gr. <text:s/>46297 <text:s text:c="2"/>IN <text:s text:c="5"/>A <text:s text:c="6"/>147.102.222.230</text:p>
      <text:p text:style-name="P30">&gt; diomedes.noc.ntua.gr. 45653 <text:s text:c="2"/>IN <text:s text:c="5"/>A <text:s text:c="6"/>147.102.222.220</text:p>
      <text:p text:style-name="P30">&gt; ulysses.noc.ntua.gr. <text:s/>46297 <text:s text:c="2"/>IN <text:s text:c="5"/>AAAA <text:s text:c="3"/>2001:648:2000:de::230</text:p>
      <text:p text:style-name="P30">&gt; achilles.noc.ntua.gr. 44512 <text:s text:c="2"/>IN <text:s text:c="5"/>AAAA <text:s text:c="3"/>2001:648:2000:de::210</text:p>
      <text:p text:style-name="P30">28c28</text:p>
      <text:p text:style-name="P30">&lt; ;; Query time: 7 msec</text:p>
      <text:p text:style-name="P30">---</text:p>
      <text:p text:style-name="P30">&gt; ;; Query time: 1 msec</text:p>
      <text:p text:style-name="P30">30c30</text:p>
      <text:p text:style-name="P30">&lt; ;; WHEN: Thu Oct 25 13:11:33 EEST 2018</text:p>
      <text:p text:style-name="P30">---</text:p>
      <text:p text:style-name="P30">&gt; ;; WHEN: Thu Oct 25 13:11:46 EEST 2018</text:p>
      <text:p text:style-name="P30"/>
      <text:p text:style-name="P17">Αντίθετα, στην περίπτωση του node <text:s/><text:span text:style-name="T1">achilles</text:span>.<text:span text:style-name="T1">noc</text:span>.<text:span text:style-name="T1">ntua</text:span>.<text:span text:style-name="T1">gr <text:s/>το TTL των εγγραφών μειώνεται απο 44525 σε 44512 με αποτελεσμα να καταλαβαίνουμε ότι ο server electra.netmode.ntua.gr δεν ειναι authoritative server για το συγκεκριμένο node.</text:span></text:p>
      <text:p text:style-name="P27"/>
      <text:list xml:id="list135110115466766" text:continue-numbering="true" text:style-name="WW8Num14">
        <text:list-item>
          <text:p text:style-name="P39"><text:span text:style-name="T8">Θεωρείστε ότι είστε διαχειριστής του </text:span><text:span text:style-name="T1">web</text:span><text:span text:style-name="T8">-</text:span><text:span text:style-name="T1">site</text:span><text:span text:style-name="T8"> “</text:span><text:span text:style-name="T1">www</text:span><text:span text:style-name="T8">.</text:span><text:span text:style-name="T1">example</text:span><text:span text:style-name="T8">.</text:span><text:span text:style-name="T1">com</text:span><text:span text:style-name="T8">” και θέλετε να το μετακινήσετε σε ένα </text:span><text:span text:style-name="T1">web</text:span><text:span text:style-name="T8">-</text:span><text:span text:style-name="T1">server</text:span><text:span text:style-name="T8"> με διαφορετική </text:span><text:span text:style-name="T1">IP</text:span><text:span text:style-name="T8"> </text:span><text:span text:style-name="T1">address</text:span><text:span text:style-name="T8"> από τον αρχικό web-server.</text:span></text:p>
        </text:list-item>
      </text:list>
      <text:p text:style-name="P12"><text:span text:style-name="T8">(α) Τι αλλαγές θα κάνατε πριν την μεταφορά του </text:span><text:span text:style-name="T1">web</text:span><text:span text:style-name="T8">-</text:span><text:span text:style-name="T1">site</text:span><text:span text:style-name="T8"> στ</text:span><text:span text:style-name="T1">o</text:span><text:span text:style-name="T8"> </text:span><text:span text:style-name="T1">A</text:span><text:span text:style-name="T8">-</text:span><text:span text:style-name="T1">type</text:span><text:span text:style-name="T8"> </text:span><text:span text:style-name="T1">Resource</text:span><text:span text:style-name="T8"> </text:span><text:span text:style-name="T1">Record</text:span><text:span text:style-name="T8"> του “</text:span><text:span text:style-name="T1">www</text:span><text:span text:style-name="T8">.</text:span><text:span text:style-name="T1">example</text:span><text:span text:style-name="T8">.</text:span><text:span text:style-name="T1">com</text:span><text:span text:style-name="T8">”; </text:span></text:p>
      <text:p text:style-name="P12"><text:span text:style-name="T8">(β) Μετά την ολοκλήρωση της μεταφοράς του </text:span><text:span text:style-name="T1">web</text:span><text:span text:style-name="T8">-</text:span><text:span text:style-name="T1">site</text:span><text:span text:style-name="T8"> στο νέο </text:span><text:span text:style-name="T1">web</text:span><text:span text:style-name="T8">-</text:span><text:span text:style-name="T1">server</text:span><text:span text:style-name="T8"> πως θα διαμορφωθεί το νέο </text:span><text:span text:style-name="T1">A</text:span><text:span text:style-name="T8">-</text:span><text:span text:style-name="T1">type</text:span><text:span text:style-name="T8"> </text:span><text:span text:style-name="T1">record</text:span><text:span text:style-name="T8">;<text:line-break/></text:span><text:soft-page-break/><text:span text:style-name="T9">(Θεωρείστε ότι το αρχικό </text:span><text:span text:style-name="T6">Resource</text:span><text:span text:style-name="T9"> </text:span><text:span text:style-name="T6">Record</text:span><text:span text:style-name="T9"> είναι της μορφής “</text:span><text:span text:style-name="T20">w</text:span><text:span text:style-name="T6">ww</text:span><text:span text:style-name="T9">.</text:span><text:span text:style-name="T6">example</text:span><text:span text:style-name="T9">.</text:span><text:span text:style-name="T6">com</text:span><text:span text:style-name="T9">. <text:s text:c="4"/>172800 <text:s text:c="3"/></text:span><text:span text:style-name="T20">IN</text:span><text:span text:style-name="T9"> <text:s text:c="4"/></text:span><text:span text:style-name="T20">A</text:span><text:span text:style-name="T9"> <text:s text:c="4"/>150.123.43.15”)</text:span></text:p>
      <text:p text:style-name="P50"/>
      <text:p text:style-name="P14"><text:span text:style-name="T8">(a) <text:s/>Πριν αλλάξουμε την IP address στο zone file του server, είναι καλή πρακτική να μειώσουμε αρχικά το TTL σε μια πολυ μικρή τιμή για μια πιο smooth ανανέωση των εγγραφών στους υπόλοιπους εξυπηρετητες. </text:span><text:span text:style-name="T17">Στη συνέχεια αλλάζουμε την διευθύνση IP και επαναφέρουμε την αρχική τιμή TTL στον authoritative server.</text:span></text:p>
      <text:p text:style-name="P51"/>
      <text:p text:style-name="P15"><text:span text:style-name="T8">(b) <text:s text:c="2"/></text:span><text:span text:style-name="T9">w</text:span><text:span text:style-name="T6">ww</text:span><text:span text:style-name="T9">.</text:span><text:span text:style-name="T6">example</text:span><text:span text:style-name="T9">.</text:span><text:span text:style-name="T6">com</text:span><text:span text:style-name="T9">. <text:s text:c="4"/>172800 <text:s text:c="3"/>IN <text:s text:c="4"/>A <text:s text:c="4"/>150.123.43.15<text:tab/><text:tab/><text:tab/></text:span><text:span text:style-name="T13">– </text:span><text:span text:style-name="T14">BEFORE</text:span></text:p>
      <text:p text:style-name="P13"><text:span text:style-name="T11"><text:s text:c="7"/>w</text:span><text:span text:style-name="T7">ww</text:span><text:span text:style-name="T11">.</text:span><text:span text:style-name="T7">example</text:span><text:span text:style-name="T11">.</text:span><text:span text:style-name="T7">com</text:span><text:span text:style-name="T11">. <text:s text:c="4"/>172800 <text:s text:c="3"/>IN <text:s text:c="4"/>A <text:s text:c="4"/></text:span><text:span text:style-name="T12">&lt;NEW IP ADDRESS&gt; <text:tab/><text:tab/></text:span><text:span text:style-name="T15">– </text:span><text:span text:style-name="T14">AFTER</text:span><text:span text:style-name="T10"><text:tab/></text:span></text:p>
      <text:p text:style-name="P2"/>
      <text:list xml:id="list135110308471945" text:continue-numbering="true" text:style-name="WW8Num14">
        <text:list-item>
          <text:p text:style-name="P39"><text:span text:style-name="T8">Γράψτε ένα </text:span><text:span text:style-name="T1">script</text:span><text:span text:style-name="T8"> (</text:span><text:span text:style-name="T1">sh</text:span><text:span text:style-name="T8">/</text:span><text:span text:style-name="T1">bash</text:span><text:span text:style-name="T8">, </text:span><text:span text:style-name="T1">csh</text:span><text:span text:style-name="T8">,/</text:span><text:span text:style-name="T1">tcsh</text:span><text:span text:style-name="T8">, </text:span><text:span text:style-name="T1">perl</text:span><text:span text:style-name="T8">,…) το οποίο να δίνει την αντιστοιχία όλων των </text:span><text:span text:style-name="T1">IP</text:span><text:span text:style-name="T8"> διευθύνσεων του υποδικτύου 147.102.13.0/24 με το </text:span><text:span text:style-name="T1">hostname</text:span><text:span text:style-name="T8"> τους, κάνοντας χρήση </text:span><text:span text:style-name="T1">PTR</text:span><text:span text:style-name="T8"> </text:span><text:span text:style-name="T1">type</text:span><text:span text:style-name="T8"> </text:span><text:span text:style-name="T1">queries</text:span><text:span text:style-name="T8"> (χρησιμοποιείστε το πρόγραμμα </text:span><text:span text:style-name="T6">host</text:span><text:span text:style-name="T8"> αντί για το </text:span><text:span text:style-name="T6">dig</text:span><text:span text:style-name="T8">). Πως θα μπορούσαμε να παίρναμε το ίδιο αποτέλεσμα με την χρήση μόνο μίας εντολής; </text:span><text:span text:style-name="T9">(</text:span><text:span text:style-name="T6">Hint</text:span><text:span text:style-name="T9">: </text:span><text:span text:style-name="T6">AXFR</text:span><text:span text:style-name="T9"> </text:span><text:span text:style-name="T6">type</text:span><text:span text:style-name="T9">)</text:span></text:p>
        </text:list-item>
      </text:list>
      <text:p text:style-name="P25"/>
      <text:list xml:id="list135111557302263" text:continue-numbering="true" text:style-name="WW8Num14">
        <text:list-item>
          <text:p text:style-name="P39"><text:span text:style-name="T8">Στο αρχείο /</text:span><text:span text:style-name="T1">home</text:span><text:span text:style-name="T8">/</text:span><text:span text:style-name="T1">netmg</text:span><text:span text:style-name="T8">/</text:span><text:span text:style-name="T1">cache</text:span><text:span text:style-name="T8">.</text:span><text:span text:style-name="T1">txt</text:span><text:span text:style-name="T8"> δίνεται ένα στιγμιότυπο της </text:span><text:span text:style-name="T1">DNS</text:span><text:span text:style-name="T8"> </text:span><text:span text:style-name="T1">cache</text:span><text:span text:style-name="T8"> για τον κόμβο </text:span><text:span text:style-name="T1">dolly</text:span><text:span text:style-name="T8">.</text:span><text:span text:style-name="T1">netmode</text:span><text:span text:style-name="T8">.</text:span><text:span text:style-name="T1">ece</text:span><text:span text:style-name="T8">.</text:span><text:span text:style-name="T1">ntua</text:span><text:span text:style-name="T8">.</text:span><text:span text:style-name="T1">gr</text:span><text:span text:style-name="T8">. Εξηγείστε τις πληροφορίες που περιέχει η </text:span><text:span text:style-name="T1">cache</text:span><text:span text:style-name="T8"> για καθένα από τους παρακάτω κόμβους: </text:span></text:p>
        </text:list-item>
      </text:list>
      <text:p text:style-name="P26"><text:span text:style-name="T1">(</text:span><text:span text:style-name="T8">α</text:span><text:span text:style-name="T1">) </text:span><text:span text:style-name="T6">hermes.cti.gr</text:span></text:p>
      <text:p text:style-name="P12"><text:span text:style-name="T1">(</text:span><text:span text:style-name="T8">β</text:span><text:span text:style-name="T1">) </text:span><text:span text:style-name="T6">157.111.242.109.in-addr.arpa.</text:span></text:p>
      <text:p text:style-name="P12"><text:span text:style-name="T1">(</text:span><text:span text:style-name="T8">γ</text:span><text:span text:style-name="T1">) </text:span><text:span text:style-name="T6">blue.snd.edu.gr</text:span></text:p>
      <text:p text:style-name="P12"><text:span text:style-name="T1">(</text:span><text:span text:style-name="T8">δ</text:span><text:span text:style-name="T1">)</text:span><text:span text:style-name="T6"> bender.papagou.gr</text:span></text:p>
      <text:p text:style-name="P12"><text:span text:style-name="T1">(</text:span><text:span text:style-name="T8">ε</text:span><text:span text:style-name="T1">) </text:span><text:span text:style-name="T6">inria.fr</text:span></text:p>
      <text:p text:style-name="P11"><text:span text:style-name="T1">(</text:span><text:span text:style-name="T8">στ</text:span><text:span text:style-name="T1">) </text:span><text:a xlink:type="simple" xlink:href="http://www.ert.gr/" text:style-name="Internet_20_link" text:visited-style-name="Visited_20_Internet_20_Link"><text:span text:style-name="Internet_20_link"><text:span text:style-name="T6">www.ert.gr</text:span></text:span></text:a></text:p>
      <text:p text:style-name="P35"/>
      <text:list xml:id="list135110322567704" text:continue-numbering="true" text:style-name="WW8Num14">
        <text:list-item>
          <text:p text:style-name="P39"><text:span text:style-name="T8">Πραγματοποιήστε ερωτήματα τύπου “</text:span><text:span text:style-name="T1">A</text:span><text:span text:style-name="T8">”, “</text:span><text:span text:style-name="T1">NS</text:span><text:span text:style-name="T8">” για το </text:span><text:span text:style-name="T1">RR</text:span><text:span text:style-name="T8">: “h</text:span><text:span text:style-name="T1">arvard</text:span><text:span text:style-name="T8">.</text:span><text:span text:style-name="T1">edu</text:span><text:span text:style-name="T8">” και “</text:span><text:span text:style-name="T1">www</text:span><text:span text:style-name="T8">.</text:span><text:span text:style-name="T1">harvard</text:span><text:span text:style-name="T8">.</text:span><text:span text:style-name="T1">edu</text:span><text:span text:style-name="T8">”. Τι παρατηρείτε; Προσπαθήστε να αιτιολογήσετε τι συμβαίνει; ( </text:span><text:span text:style-name="T1">hint</text:span><text:span text:style-name="T8">: </text:span><text:a xlink:type="simple" xlink:href="http://www.cloudflare.com/" text:style-name="Internet_20_link" text:visited-style-name="Visited_20_Internet_20_Link"><text:span text:style-name="Internet_20_link"><text:span text:style-name="T1">www</text:span></text:span></text:a><text:a xlink:type="simple" xlink:href="http://www.cloudflare.com/" text:style-name="Internet_20_link" text:visited-style-name="Visited_20_Internet_20_Link"><text:span text:style-name="Internet_20_link"><text:span text:style-name="T8">.</text:span></text:span></text:a><text:a xlink:type="simple" xlink:href="http://www.cloudflare.com/" text:style-name="Internet_20_link" text:visited-style-name="Visited_20_Internet_20_Link"><text:span text:style-name="Internet_20_link"><text:span text:style-name="T1">cloudflare</text:span></text:span></text:a><text:a xlink:type="simple" xlink:href="http://www.cloudflare.com/" text:style-name="Internet_20_link" text:visited-style-name="Visited_20_Internet_20_Link"><text:span text:style-name="Internet_20_link"><text:span text:style-name="T8">.</text:span></text:span></text:a><text:a xlink:type="simple" xlink:href="http://www.cloudflare.com/" text:style-name="Internet_20_link" text:visited-style-name="Visited_20_Internet_20_Link"><text:span text:style-name="Internet_20_link"><text:span text:style-name="T1">com</text:span></text:span></text:a><text:span text:style-name="T8"> )</text:span></text:p>
        </text:list-item>
      </text:list>
      <text:p text:style-name="P38"><text:span text:style-name="T8"/></text:p>
      <text:p text:style-name="P42"><text:span text:style-name="T8">netmg034@maria:~/lab2$ dig harvard.edu A</text:span></text:p>
      <text:p text:style-name="P45"><text:span text:style-name="T8">; &lt;&lt;&gt;&gt; DiG 9.10.3-P4-Debian &lt;&lt;&gt;&gt; harvard.edu A</text:span></text:p>
      <text:p text:style-name="P45"><text:span text:style-name="T8">;; global options: +cmd</text:span></text:p>
      <text:p text:style-name="P45"><text:span text:style-name="T8">;; Got answer:</text:span></text:p>
      <text:p text:style-name="P45"><text:span text:style-name="T8">;; -&gt;&gt;HEADER&lt;&lt;- opcode: QUERY, status: NOERROR, id: 2994</text:span></text:p>
      <text:p text:style-name="P45"><text:span text:style-name="T8">;; flags: qr rd ra; QUERY: 1, ANSWER: 1, AUTHORITY: 2, ADDITIONAL: 3</text:span></text:p>
      <text:p text:style-name="P45"><text:span text:style-name="T8"/></text:p>
      <text:p text:style-name="P45"><text:span text:style-name="T8">;; OPT PSEUDOSECTION:</text:span></text:p>
      <text:p text:style-name="P45"><text:span text:style-name="T8">; EDNS: version: 0, flags:; udp: 4096</text:span></text:p>
      <text:p text:style-name="P45"><text:span text:style-name="T8">;; QUESTION SECTION:</text:span></text:p>
      <text:p text:style-name="P45"><text:span text:style-name="T8">;harvard.edu.<text:tab/><text:tab/><text:tab/>IN<text:tab/>A</text:span></text:p>
      <text:p text:style-name="P45"><text:span text:style-name="T8"/></text:p>
      <text:p text:style-name="P45"><text:span text:style-name="T8">;; ANSWER SECTION:</text:span></text:p>
      <text:p text:style-name="P45"><text:span text:style-name="T8">harvard.edu.<text:tab/><text:tab/>300<text:tab/>IN<text:tab/>A<text:tab/>23.22.75.102</text:span></text:p>
      <text:p text:style-name="P45"><text:span text:style-name="T8"/></text:p>
      <text:p text:style-name="P45"><text:span text:style-name="T8">;; AUTHORITY SECTION:</text:span></text:p>
      <text:p text:style-name="P45"><text:span text:style-name="T8">harvard.edu.<text:tab/><text:tab/>146540<text:tab/>IN<text:tab/>NS<text:tab/>ext-dns-2.harvard.edu.</text:span></text:p>
      <text:p text:style-name="P45"><text:soft-page-break/><text:span text:style-name="T8">harvard.edu.<text:tab/><text:tab/>146540<text:tab/>IN<text:tab/>NS<text:tab/>ext-dns-1.harvard.edu.</text:span></text:p>
      <text:p text:style-name="P45"><text:span text:style-name="T8"/></text:p>
      <text:p text:style-name="P45"><text:span text:style-name="T8">;; ADDITIONAL SECTION:</text:span></text:p>
      <text:p text:style-name="P45"><text:span text:style-name="T8">ext-dns-1.harvard.edu.<text:tab/>146540<text:tab/>IN<text:tab/>A<text:tab/>128.103.200.35</text:span></text:p>
      <text:p text:style-name="P45"><text:span text:style-name="T8">ext-dns-2.harvard.edu.<text:tab/>146540<text:tab/>IN<text:tab/>A<text:tab/>128.103.200.162</text:span></text:p>
      <text:p text:style-name="P45"><text:span text:style-name="T8"/></text:p>
      <text:p text:style-name="P45"><text:span text:style-name="T8">;; Query time: 128 msec</text:span></text:p>
      <text:p text:style-name="P45"><text:span text:style-name="T8">;; SERVER: 147.102.13.10#53(147.102.13.10)</text:span></text:p>
      <text:p text:style-name="P45"><text:span text:style-name="T8">;; WHEN: Thu Oct 25 13:40:36 EEST 2018</text:span></text:p>
      <text:p text:style-name="P45"><text:span text:style-name="T8">;; MSG SIZE <text:s/>rcvd: 136</text:span></text:p>
      <text:p text:style-name="P45"><text:span text:style-name="T8"/></text:p>
      <text:p text:style-name="P45"><text:span text:style-name="T8">netmg034@maria:~/lab2$ dig www.harvard.edu A</text:span></text:p>
      <text:p text:style-name="P45"><text:span text:style-name="T8">; &lt;&lt;&gt;&gt; DiG 9.10.3-P4-Debian &lt;&lt;&gt;&gt; www.harvard.edu A</text:span></text:p>
      <text:p text:style-name="P45"><text:span text:style-name="T8">;; global options: +cmd</text:span></text:p>
      <text:p text:style-name="P45"><text:span text:style-name="T8">;; Got answer:</text:span></text:p>
      <text:p text:style-name="P45"><text:span text:style-name="T8">;; -&gt;&gt;HEADER&lt;&lt;- opcode: QUERY, status: NOERROR, id: 24732</text:span></text:p>
      <text:p text:style-name="P45"><text:span text:style-name="T8">;; flags: qr rd ra; QUERY: 1, ANSWER: 6, AUTHORITY: 5, ADDITIONAL: 11</text:span></text:p>
      <text:p text:style-name="P45"><text:span text:style-name="T8"/></text:p>
      <text:p text:style-name="P45"><text:span text:style-name="T8">;; OPT PSEUDOSECTION:</text:span></text:p>
      <text:p text:style-name="P45"><text:span text:style-name="T8">; EDNS: version: 0, flags:; udp: 4096</text:span></text:p>
      <text:p text:style-name="P45"><text:span text:style-name="T8">;; QUESTION SECTION:</text:span></text:p>
      <text:p text:style-name="P45"><text:span text:style-name="T8">;www.harvard.edu.<text:tab/><text:tab/>IN<text:tab/>A</text:span></text:p>
      <text:p text:style-name="P45"><text:span text:style-name="T8"/></text:p>
      <text:p text:style-name="P45"><text:span text:style-name="T8">;; ANSWER SECTION:</text:span></text:p>
      <text:p text:style-name="P45"><text:span text:style-name="T8">www.harvard.edu.<text:tab/>1910<text:tab/>IN<text:tab/>CNAME<text:tab/>www.harvard.edu.cdn.cloudflare.net.</text:span></text:p>
      <text:p text:style-name="P45"><text:span text:style-name="T8">www.harvard.edu.cdn.cloudflare.net. 300<text:tab/>IN A<text:tab/>104.16.151.6</text:span></text:p>
      <text:p text:style-name="P45"><text:span text:style-name="T8">www.harvard.edu.cdn.cloudflare.net. 300<text:tab/>IN A<text:tab/>104.16.152.6</text:span></text:p>
      <text:p text:style-name="P45"><text:span text:style-name="T8">www.harvard.edu.cdn.cloudflare.net. 300<text:tab/>IN A<text:tab/>104.16.153.6</text:span></text:p>
      <text:p text:style-name="P45"><text:span text:style-name="T8">www.harvard.edu.cdn.cloudflare.net. 300<text:tab/>IN A<text:tab/>104.16.155.6</text:span></text:p>
      <text:p text:style-name="P45"><text:span text:style-name="T8">www.harvard.edu.cdn.cloudflare.net. 300<text:tab/>IN A<text:tab/>104.16.154.6</text:span></text:p>
      <text:p text:style-name="P45"><text:span text:style-name="T8"/></text:p>
      <text:p text:style-name="P45"><text:span text:style-name="T8">;; AUTHORITY SECTION:</text:span></text:p>
      <text:p text:style-name="P45"><text:span text:style-name="T8">cloudflare.net.<text:tab/><text:tab/>91504<text:tab/>IN<text:tab/>NS<text:tab/>ns3.cloudflare.net.</text:span></text:p>
      <text:p text:style-name="P45"><text:span text:style-name="T8">cloudflare.net.<text:tab/><text:tab/>91504<text:tab/>IN<text:tab/>NS<text:tab/>ns2.cloudflare.net.</text:span></text:p>
      <text:p text:style-name="P45"><text:span text:style-name="T8">cloudflare.net.<text:tab/><text:tab/>91504<text:tab/>IN<text:tab/>NS<text:tab/>ns4.cloudflare.net.</text:span></text:p>
      <text:p text:style-name="P45"><text:span text:style-name="T8">cloudflare.net.<text:tab/><text:tab/>91504<text:tab/>IN<text:tab/>NS<text:tab/>ns5.cloudflare.net.</text:span></text:p>
      <text:p text:style-name="P45"><text:span text:style-name="T8">cloudflare.net.<text:tab/><text:tab/>91504<text:tab/>IN<text:tab/>NS<text:tab/>ns1.cloudflare.net.</text:span></text:p>
      <text:p text:style-name="P45"><text:span text:style-name="T8"/></text:p>
      <text:p text:style-name="P45"><text:span text:style-name="T8">;; ADDITIONAL SECTION:</text:span></text:p>
      <text:p text:style-name="P45"><text:span text:style-name="T8">ns3.cloudflare.net.<text:tab/>224<text:tab/>IN<text:tab/>A<text:tab/>198.41.222.31</text:span></text:p>
      <text:p text:style-name="P45"><text:span text:style-name="T8">ns3.cloudflare.net.<text:tab/>20<text:tab/>IN<text:tab/>AAAA<text:tab/>2400:cb00:2049:1::c629:de1f</text:span></text:p>
      <text:p text:style-name="P45"><text:span text:style-name="T8">ns5.cloudflare.net.<text:tab/>224<text:tab/>IN<text:tab/>A<text:tab/>198.41.223.31</text:span></text:p>
      <text:p text:style-name="P45"><text:span text:style-name="T8">ns5.cloudflare.net.<text:tab/>20<text:tab/>IN<text:tab/>AAAA<text:tab/>2400:cb00:2049:1::c629:df1f</text:span></text:p>
      <text:p text:style-name="P45"><text:span text:style-name="T8">ns2.cloudflare.net.<text:tab/>224<text:tab/>IN<text:tab/>A<text:tab/>198.41.222.131</text:span></text:p>
      <text:p text:style-name="P45"><text:span text:style-name="T8">ns2.cloudflare.net.<text:tab/>20<text:tab/>IN<text:tab/>AAAA<text:tab/>2400:cb00:2049:1::c629:de83</text:span></text:p>
      <text:p text:style-name="P45"><text:span text:style-name="T8">ns4.cloudflare.net.<text:tab/>224<text:tab/>IN<text:tab/>A<text:tab/>198.41.223.131</text:span></text:p>
      <text:p text:style-name="P45"><text:span text:style-name="T8">ns4.cloudflare.net.<text:tab/>20<text:tab/>IN<text:tab/>AAAA<text:tab/>2400:cb00:2049:1::c629:df83</text:span></text:p>
      <text:p text:style-name="P45"><text:span text:style-name="T8">ns1.cloudflare.net.<text:tab/>224<text:tab/>IN<text:tab/>A<text:tab/>173.245.59.31</text:span></text:p>
      <text:p text:style-name="P45"><text:span text:style-name="T8">ns1.cloudflare.net.<text:tab/>20<text:tab/>IN<text:tab/>AAAA<text:tab/>2400:cb00:2049:1::adf5:3b1f</text:span></text:p>
      <text:p text:style-name="P45"><text:span text:style-name="T8"/></text:p>
      <text:p text:style-name="P45"><text:soft-page-break/><text:span text:style-name="T8">;; Query time: 48 msec</text:span></text:p>
      <text:p text:style-name="P45"><text:span text:style-name="T8">;; SERVER: 147.102.13.10#53(147.102.13.10)</text:span></text:p>
      <text:p text:style-name="P45"><text:span text:style-name="T8">;; WHEN: Thu Oct 25 13:40:45 EEST 2018</text:span></text:p>
      <text:p text:style-name="P45"><text:span text:style-name="T8">;; MSG SIZE <text:s/>rcvd: 482</text:span></text:p>
      <text:p text:style-name="P45"><text:span text:style-name="T8"/></text:p>
      <text:p text:style-name="P52"><text:span text:style-name="T8">Παρατηρούμε ότι, στην περίπτωση του harvard.edu (χωρίς το www.) ο authoritative server είναι ο </text:span><text:span text:style-name="T18">ext-dns-2.harvard.edu.</text:span></text:p>
      <text:p text:style-name="P53"><text:span text:style-name="T18">Σ</text:span><text:span text:style-name="T8">τη δεύτερη περίπτωση (</text:span><text:a xlink:type="simple" xlink:href="http://www.harvard.edu/" text:style-name="Internet_20_link" text:visited-style-name="Visited_20_Internet_20_Link"><text:span text:style-name="T8">www.harvard.edu</text:span></text:a><text:span text:style-name="T8">) υπέυθυνοι name-server είναι οι </text:span><text:span text:style-name="T18">ns</text:span><text:span text:style-name="T8">[1..5]</text:span><text:span text:style-name="T18">.cloudflare.net.</text:span></text:p>
      <text:p text:style-name="P53"><text:span text:style-name="T18">Κ</text:span><text:span text:style-name="T8">αταλαβαίνουμε ότι το Harvard επέλεξε να χρησιμοποιεί υπηρεσία CDN απο την εταιρεία CloudFlare για αύξηση του availability και του responsiveness.</text:span></text:p>
      <text:p text:style-name="P53"><text:span text:style-name="T8">(Έτσι προστατεύει την σελίδα και απο επιθέσεις D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svg:font-family="'DejaVu LGC San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LGC Sans" style:font-family-asian="'DejaVu LGC Sans', 'Times New Roman'" style:font-pitch-asian="variable" style:font-size-asian="14pt" style:font-name-complex="DejaVu LGC Sans" style:font-family-complex="'DejaVu LGC Sans', 'Times New Roman'"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language="el" fo:country="GR" fo:font-style="italic" style:font-style-asian="italic"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line-height="150%" fo:text-align="justify" style:justify-single-word="false" fo:keep-with-next="always"/>
      <style:text-properties fo:language="el" fo:country="GR"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fo:language="el" fo:country="GR" style:font-name-complex="Arial" style:font-family-complex="Arial" style:font-family-generic-complex="swiss" style:font-pitch-complex="variable" style:font-size-complex="10pt" style:font-weight-complex="bold"/>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l" fo:country="GR" style:font-size-asian="10pt" style:font-name-complex="Courier New" style:font-family-complex="'Courier New'" style:font-family-generic-complex="modern" style:font-size-complex="10pt" fo:hyphenate="true" fo:hyphenation-remain-char-count="2" fo:hyphenation-push-char-count="2"/>
    </style:style>
    <style:style style:name="List_20_Paragraph" style:display-name="List Paragraph" style:family="paragraph" style:parent-style-name="Standard">
      <style:paragraph-properties fo:margin-left="0.5in" fo:margin-right="0in" fo:text-indent="0in" style:auto-text-indent="false"/>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14z0" style:family="text">
      <style:text-properties fo:language="en" fo:country="GB" fo:font-style="normal" style:font-style-asian="normal"/>
    </style:style>
    <style:style style:name="WW8Num14z1" style:family="text">
      <style:text-properties style:font-name="Symbol" fo:font-family="Symbol" style:font-family-generic="roman" style:font-pitch="variable" style:font-charset="x-symbol" fo:font-style="normal" style:font-style-asian="normal" style:font-name-complex="Symbol" style:font-family-complex="Symbol" style:font-family-generic-complex="roman" style:font-pitch-complex="variable" style:font-charset-complex="x-symbol"/>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GB"/>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1"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
        <style:list-level-properties text:list-level-position-and-space-mode="label-alignment">
          <style:list-level-label-alignment text:label-followed-by="nothing"/>
        </style:list-level-properties>
      </text:list-level-style-number>
      <text:list-level-style-number text:level="2" text:style-name="WW8Num11z1" style:num-format="">
        <style:list-level-properties text:list-level-position-and-space-mode="label-alignment">
          <style:list-level-label-alignment text:label-followed-by="nothing"/>
        </style:list-level-properties>
      </text:list-level-style-number>
      <text:list-level-style-number text:level="3" text:style-name="WW8Num11z2" style:num-format="">
        <style:list-level-properties text:list-level-position-and-space-mode="label-alignment">
          <style:list-level-label-alignment text:label-followed-by="nothing"/>
        </style:list-level-properties>
      </text:list-level-style-number>
      <text:list-level-style-number text:level="4" text:style-name="WW8Num11z3" style:num-format="">
        <style:list-level-properties text:list-level-position-and-space-mode="label-alignment">
          <style:list-level-label-alignment text:label-followed-by="nothing"/>
        </style:list-level-properties>
      </text:list-level-style-number>
      <text:list-level-style-number text:level="5" text:style-name="WW8Num11z4" style:num-format="">
        <style:list-level-properties text:list-level-position-and-space-mode="label-alignment">
          <style:list-level-label-alignment text:label-followed-by="nothing"/>
        </style:list-level-properties>
      </text:list-level-style-number>
      <text:list-level-style-number text:level="6" text:style-name="WW8Num11z5" style:num-format="">
        <style:list-level-properties text:list-level-position-and-space-mode="label-alignment">
          <style:list-level-label-alignment text:label-followed-by="nothing"/>
        </style:list-level-properties>
      </text:list-level-style-number>
      <text:list-level-style-number text:level="7" text:style-name="WW8Num11z6" style:num-format="">
        <style:list-level-properties text:list-level-position-and-space-mode="label-alignment">
          <style:list-level-label-alignment text:label-followed-by="nothing"/>
        </style:list-level-properties>
      </text:list-level-style-number>
      <text:list-level-style-number text:level="8" text:style-name="WW8Num11z7" style:num-format="">
        <style:list-level-properties text:list-level-position-and-space-mode="label-alignment">
          <style:list-level-label-alignment text:label-followed-by="nothing"/>
        </style:list-level-properties>
      </text:list-level-style-number>
      <text:list-level-style-number text:level="9" text:style-name="WW8Num1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5in" fo:margin-right="0.892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keyword/>
    <meta:initial-creator>gkoutep</meta:initial-creator>
    <meta:creation-date>2010-09-28T15:43:00</meta:creation-date>
    <dc:date>2018-10-25T13:51:09.523455496</dc:date>
    <meta:print-date>2007-12-04T19:57:00</meta:print-date>
    <meta:editing-cycles>176</meta:editing-cycles>
    <meta:editing-duration>PT8H29M56S</meta:editing-duration>
    <meta:generator>LibreOffice/6.1.2.1$Linux_X86_64 LibreOffice_project/10$Build-1</meta:generator>
    <meta:document-statistic meta:table-count="0" meta:image-count="0" meta:object-count="0" meta:page-count="8" meta:paragraph-count="231" meta:word-count="1783" meta:character-count="13793" meta:non-whitespace-character-count="11798"/>
  </office:meta>
</office:document-meta>
</file>